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>
      <style:text-properties fo:color="#000000"/>
    </style:style>
    <style:style style:name="ce4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7861320" table:style-name="ce5">
            <text:p>7.861.320</text:p>
          </table:table-cell>
          <table:table-cell office:value-type="float" office:value="1305500" table:style-name="ce5">
            <text:p>1.305.500</text:p>
          </table:table-cell>
          <table:table-cell office:value-type="float" office:value="1805800" table:style-name="ce5">
            <text:p>1.805.800</text:p>
          </table:table-cell>
          <table:table-cell office:value-type="float" office:value="525450" table:style-name="ce5">
            <text:p>525.450</text:p>
          </table:table-cell>
          <table:table-cell office:value-type="float" office:value="11498070" table:style-name="ce6">
            <text:p>11.498.070</text:p>
          </table:table-cell>
          <table:table-cell office:value-type="float" office:value="11192510" table:style-name="ce6">
            <text:p>11.192.510</text:p>
          </table:table-cell>
          <table:table-cell office:value-type="percentage" office:value="0.97342510525679526" table:style-name="ce7">
            <text:p>97,3%</text:p>
          </table:table-cell>
          <table:table-cell office:value-type="float" office:value="6307893" table:style-name="ce5">
            <text:p>6.307.893</text:p>
          </table:table-cell>
          <table:table-cell office:value-type="float" office:value="5192203" table:style-name="ce5">
            <text:p>5.192.203</text:p>
          </table:table-cell>
          <table:table-cell office:value-type="date" office:date-value="2021-08-17T00:00:00" table:style-name="ce8">
            <text:p>17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345815" table:style-name="ce5">
            <text:p>1.345.815</text:p>
          </table:table-cell>
          <table:table-cell office:value-type="float" office:value="203700" table:style-name="ce5">
            <text:p>203.700</text:p>
          </table:table-cell>
          <table:table-cell office:value-type="float" office:value="285700" table:style-name="ce5">
            <text:p>285.700</text:p>
          </table:table-cell>
          <table:table-cell office:value-type="float" office:value="64700" table:style-name="ce5">
            <text:p>64.700</text:p>
          </table:table-cell>
          <table:table-cell office:value-type="float" office:value="1899915" table:style-name="ce6">
            <text:p>1.899.915</text:p>
          </table:table-cell>
          <table:table-cell office:value-type="float" office:value="1778042" table:style-name="ce6">
            <text:p>1.778.042</text:p>
          </table:table-cell>
          <table:table-cell office:value-type="percentage" office:value="0.93585344607521914" table:style-name="ce7">
            <text:p>93,6%</text:p>
          </table:table-cell>
          <table:table-cell office:value-type="float" office:value="983649" table:style-name="ce5">
            <text:p>983.649</text:p>
          </table:table-cell>
          <table:table-cell office:value-type="float" office:value="892200" table:style-name="ce5">
            <text:p>892.200</text:p>
          </table:table-cell>
          <table:table-cell office:value-type="date" office:date-value="2021-08-17T00:00:00" table:style-name="ce8">
            <text:p>17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1089005" table:style-name="ce5">
            <text:p>1.089.005</text:p>
          </table:table-cell>
          <table:table-cell office:value-type="float" office:value="148800" table:style-name="ce5">
            <text:p>148.800</text:p>
          </table:table-cell>
          <table:table-cell office:value-type="float" office:value="235900" table:style-name="ce5">
            <text:p>235.900</text:p>
          </table:table-cell>
          <table:table-cell office:value-type="float" office:value="49700" table:style-name="ce5">
            <text:p>49.700</text:p>
          </table:table-cell>
          <table:table-cell office:value-type="float" office:value="1523405" table:style-name="ce6">
            <text:p>1.523.405</text:p>
          </table:table-cell>
          <table:table-cell office:value-type="float" office:value="1510427" table:style-name="ce6">
            <text:p>1.510.427</text:p>
          </table:table-cell>
          <table:table-cell office:value-type="percentage" office:value="0.99148092595206139" table:style-name="ce7">
            <text:p>99,1%</text:p>
          </table:table-cell>
          <table:table-cell office:value-type="float" office:value="822472" table:style-name="ce5">
            <text:p>822.472</text:p>
          </table:table-cell>
          <table:table-cell office:value-type="float" office:value="737546" table:style-name="ce5">
            <text:p>737.546</text:p>
          </table:table-cell>
          <table:table-cell office:value-type="date" office:date-value="2021-08-17T00:00:00" table:style-name="ce8">
            <text:p>17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1107180" table:style-name="ce5">
            <text:p>1.107.180</text:p>
          </table:table-cell>
          <table:table-cell office:value-type="float" office:value="252300" table:style-name="ce5">
            <text:p>252.300</text:p>
          </table:table-cell>
          <table:table-cell office:value-type="float" office:value="256400" table:style-name="ce5">
            <text:p>256.400</text:p>
          </table:table-cell>
          <table:table-cell office:value-type="float" office:value="62400" table:style-name="ce5">
            <text:p>62.400</text:p>
          </table:table-cell>
          <table:table-cell office:value-type="float" office:value="1678280" table:style-name="ce6">
            <text:p>1.678.280</text:p>
          </table:table-cell>
          <table:table-cell office:value-type="float" office:value="1437254" table:style-name="ce6">
            <text:p>1.437.254</text:p>
          </table:table-cell>
          <table:table-cell office:value-type="percentage" office:value="0.85638510856352934" table:style-name="ce7">
            <text:p>85,6%</text:p>
          </table:table-cell>
          <table:table-cell office:value-type="float" office:value="801936" table:style-name="ce5">
            <text:p>801.936</text:p>
          </table:table-cell>
          <table:table-cell office:value-type="float" office:value="716296" table:style-name="ce5">
            <text:p>716.296</text:p>
          </table:table-cell>
          <table:table-cell office:value-type="date" office:date-value="2021-08-17T00:00:00" table:style-name="ce8">
            <text:p>17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967910" table:style-name="ce5">
            <text:p>1.967.910</text:p>
          </table:table-cell>
          <table:table-cell office:value-type="float" office:value="443900" table:style-name="ce5">
            <text:p>443.900</text:p>
          </table:table-cell>
          <table:table-cell office:value-type="float" office:value="503700" table:style-name="ce5">
            <text:p>503.700</text:p>
          </table:table-cell>
          <table:table-cell office:value-type="float" office:value="133650" table:style-name="ce5">
            <text:p>133.650</text:p>
          </table:table-cell>
          <table:table-cell office:value-type="float" office:value="3049160" table:style-name="ce6">
            <text:p>3.049.160</text:p>
          </table:table-cell>
          <table:table-cell office:value-type="float" office:value="2781775" table:style-name="ce6">
            <text:p>2.781.775</text:p>
          </table:table-cell>
          <table:table-cell office:value-type="percentage" office:value="0.91230863582101296" table:style-name="ce7">
            <text:p>91,2%</text:p>
          </table:table-cell>
          <table:table-cell office:value-type="float" office:value="1577077" table:style-name="ce5">
            <text:p>1.577.077</text:p>
          </table:table-cell>
          <table:table-cell office:value-type="float" office:value="1347109" table:style-name="ce5">
            <text:p>1.347.109</text:p>
          </table:table-cell>
          <table:table-cell office:value-type="date" office:date-value="2021-08-17T00:00:00" table:style-name="ce8">
            <text:p>17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593925" table:style-name="ce5">
            <text:p>593.925</text:p>
          </table:table-cell>
          <table:table-cell office:value-type="float" office:value="84600" table:style-name="ce5">
            <text:p>84.600</text:p>
          </table:table-cell>
          <table:table-cell office:value-type="float" office:value="130200" table:style-name="ce5">
            <text:p>130.200</text:p>
          </table:table-cell>
          <table:table-cell office:value-type="float" office:value="24950" table:style-name="ce5">
            <text:p>24.950</text:p>
          </table:table-cell>
          <table:table-cell office:value-type="float" office:value="833675" table:style-name="ce6">
            <text:p>833.675</text:p>
          </table:table-cell>
          <table:table-cell office:value-type="float" office:value="768404" table:style-name="ce6">
            <text:p>768.404</text:p>
          </table:table-cell>
          <table:table-cell office:value-type="percentage" office:value="0.92170690017092993" table:style-name="ce7">
            <text:p>92,2%</text:p>
          </table:table-cell>
          <table:table-cell office:value-type="float" office:value="423247" table:style-name="ce5">
            <text:p>423.247</text:p>
          </table:table-cell>
          <table:table-cell office:value-type="float" office:value="374925" table:style-name="ce5">
            <text:p>374.925</text:p>
          </table:table-cell>
          <table:table-cell office:value-type="date" office:date-value="2021-08-17T00:00:00" table:style-name="ce8">
            <text:p>17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478945" table:style-name="ce5">
            <text:p>2.478.945</text:p>
          </table:table-cell>
          <table:table-cell office:value-type="float" office:value="358300" table:style-name="ce5">
            <text:p>358.300</text:p>
          </table:table-cell>
          <table:table-cell office:value-type="float" office:value="514400" table:style-name="ce5">
            <text:p>514.400</text:p>
          </table:table-cell>
          <table:table-cell office:value-type="float" office:value="112850" table:style-name="ce5">
            <text:p>112.850</text:p>
          </table:table-cell>
          <table:table-cell office:value-type="float" office:value="3464495" table:style-name="ce6">
            <text:p>3.464.495</text:p>
          </table:table-cell>
          <table:table-cell office:value-type="float" office:value="3332460" table:style-name="ce6">
            <text:p>3.332.460</text:p>
          </table:table-cell>
          <table:table-cell office:value-type="percentage" office:value="0.96188910649315418" table:style-name="ce7">
            <text:p>96,2%</text:p>
          </table:table-cell>
          <table:table-cell office:value-type="float" office:value="1860988" table:style-name="ce5">
            <text:p>1.860.988</text:p>
          </table:table-cell>
          <table:table-cell office:value-type="float" office:value="1644071" table:style-name="ce5">
            <text:p>1.644.071</text:p>
          </table:table-cell>
          <table:table-cell office:value-type="date" office:date-value="2021-08-17T00:00:00" table:style-name="ce8">
            <text:p>17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2027475" table:style-name="ce5">
            <text:p>2.027.475</text:p>
          </table:table-cell>
          <table:table-cell office:value-type="float" office:value="330700" table:style-name="ce5">
            <text:p>330.700</text:p>
          </table:table-cell>
          <table:table-cell office:value-type="float" office:value="460900" table:style-name="ce5">
            <text:p>460.900</text:p>
          </table:table-cell>
          <table:table-cell office:value-type="float" office:value="101375" table:style-name="ce5">
            <text:p>101.375</text:p>
          </table:table-cell>
          <table:table-cell office:value-type="float" office:value="2920450" table:style-name="ce6">
            <text:p>2.920.450</text:p>
          </table:table-cell>
          <table:table-cell office:value-type="float" office:value="2675040" table:style-name="ce6">
            <text:p>2.675.040</text:p>
          </table:table-cell>
          <table:table-cell office:value-type="percentage" office:value="0.91596842952284752" table:style-name="ce7">
            <text:p>91,6%</text:p>
          </table:table-cell>
          <table:table-cell office:value-type="float" office:value="1514776" table:style-name="ce5">
            <text:p>1.514.776</text:p>
          </table:table-cell>
          <table:table-cell office:value-type="float" office:value="1307125" table:style-name="ce5">
            <text:p>1.307.125</text:p>
          </table:table-cell>
          <table:table-cell office:value-type="date" office:date-value="2021-08-17T00:00:00" table:style-name="ce8">
            <text:p>17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7720280" table:style-name="ce5">
            <text:p>7.720.280</text:p>
          </table:table-cell>
          <table:table-cell office:value-type="float" office:value="1320500" table:style-name="ce5">
            <text:p>1.320.500</text:p>
          </table:table-cell>
          <table:table-cell office:value-type="float" office:value="1698100" table:style-name="ce5">
            <text:p>1.698.100</text:p>
          </table:table-cell>
          <table:table-cell office:value-type="float" office:value="439500" table:style-name="ce5">
            <text:p>439.500</text:p>
          </table:table-cell>
          <table:table-cell office:value-type="float" office:value="11178380" table:style-name="ce6">
            <text:p>11.178.380</text:p>
          </table:table-cell>
          <table:table-cell office:value-type="float" office:value="9778037" table:style-name="ce6">
            <text:p>9.778.037</text:p>
          </table:table-cell>
          <table:table-cell office:value-type="percentage" office:value="0.8747275544399099" table:style-name="ce7">
            <text:p>87,5%</text:p>
          </table:table-cell>
          <table:table-cell office:value-type="float" office:value="5521312" table:style-name="ce5">
            <text:p>5.521.312</text:p>
          </table:table-cell>
          <table:table-cell office:value-type="float" office:value="4798949" table:style-name="ce5">
            <text:p>4.798.949</text:p>
          </table:table-cell>
          <table:table-cell office:value-type="date" office:date-value="2021-08-17T00:00:00" table:style-name="ce8">
            <text:p>17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5040550" table:style-name="ce5">
            <text:p>5.040.550</text:p>
          </table:table-cell>
          <table:table-cell office:value-type="float" office:value="871200" table:style-name="ce5">
            <text:p>871.200</text:p>
          </table:table-cell>
          <table:table-cell office:value-type="float" office:value="906800" table:style-name="ce5">
            <text:p>906.800</text:p>
          </table:table-cell>
          <table:table-cell office:value-type="float" office:value="307250" table:style-name="ce5">
            <text:p>307.250</text:p>
          </table:table-cell>
          <table:table-cell office:value-type="float" office:value="7125800" table:style-name="ce6">
            <text:p>7.125.800</text:p>
          </table:table-cell>
          <table:table-cell office:value-type="float" office:value="6522112" table:style-name="ce6">
            <text:p>6.522.112</text:p>
          </table:table-cell>
          <table:table-cell office:value-type="percentage" office:value="0.91528137191613568" table:style-name="ce7">
            <text:p>91,5%</text:p>
          </table:table-cell>
          <table:table-cell office:value-type="float" office:value="3738708" table:style-name="ce5">
            <text:p>3.738.708</text:p>
          </table:table-cell>
          <table:table-cell office:value-type="float" office:value="3160915" table:style-name="ce5">
            <text:p>3.160.915</text:p>
          </table:table-cell>
          <table:table-cell office:value-type="date" office:date-value="2021-08-17T00:00:00" table:style-name="ce8">
            <text:p>17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1081745" table:style-name="ce5">
            <text:p>1.081.745</text:p>
          </table:table-cell>
          <table:table-cell office:value-type="float" office:value="160000" table:style-name="ce5">
            <text:p>160.000</text:p>
          </table:table-cell>
          <table:table-cell office:value-type="float" office:value="228000" table:style-name="ce5">
            <text:p>228.000</text:p>
          </table:table-cell>
          <table:table-cell office:value-type="float" office:value="51750" table:style-name="ce5">
            <text:p>51.750</text:p>
          </table:table-cell>
          <table:table-cell office:value-type="float" office:value="1521495" table:style-name="ce6">
            <text:p>1.521.495</text:p>
          </table:table-cell>
          <table:table-cell office:value-type="float" office:value="1492714" table:style-name="ce6">
            <text:p>1.492.714</text:p>
          </table:table-cell>
          <table:table-cell office:value-type="percentage" office:value="0.98108373671947657" table:style-name="ce7">
            <text:p>98,1%</text:p>
          </table:table-cell>
          <table:table-cell office:value-type="float" office:value="832956" table:style-name="ce5">
            <text:p>832.956</text:p>
          </table:table-cell>
          <table:table-cell office:value-type="float" office:value="734511" table:style-name="ce5">
            <text:p>734.511</text:p>
          </table:table-cell>
          <table:table-cell office:value-type="date" office:date-value="2021-08-17T00:00:00" table:style-name="ce8">
            <text:p>17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2792905" table:style-name="ce5">
            <text:p>2.792.905</text:p>
          </table:table-cell>
          <table:table-cell office:value-type="float" office:value="383500" table:style-name="ce5">
            <text:p>383.500</text:p>
          </table:table-cell>
          <table:table-cell office:value-type="float" office:value="595400" table:style-name="ce5">
            <text:p>595.400</text:p>
          </table:table-cell>
          <table:table-cell office:value-type="float" office:value="131800" table:style-name="ce5">
            <text:p>131.800</text:p>
          </table:table-cell>
          <table:table-cell office:value-type="float" office:value="3903605" table:style-name="ce6">
            <text:p>3.903.605</text:p>
          </table:table-cell>
          <table:table-cell office:value-type="float" office:value="3799531" table:style-name="ce6">
            <text:p>3.799.531</text:p>
          </table:table-cell>
          <table:table-cell office:value-type="percentage" office:value="0.97333900330591849" table:style-name="ce7">
            <text:p>97,3%</text:p>
          </table:table-cell>
          <table:table-cell office:value-type="float" office:value="2116427" table:style-name="ce5">
            <text:p>2.116.427</text:p>
          </table:table-cell>
          <table:table-cell office:value-type="float" office:value="1854409" table:style-name="ce5">
            <text:p>1.854.409</text:p>
          </table:table-cell>
          <table:table-cell office:value-type="date" office:date-value="2021-08-17T00:00:00" table:style-name="ce8">
            <text:p>17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327665" table:style-name="ce5">
            <text:p>327.665</text:p>
          </table:table-cell>
          <table:table-cell office:value-type="float" office:value="49900" table:style-name="ce5">
            <text:p>49.900</text:p>
          </table:table-cell>
          <table:table-cell office:value-type="float" office:value="61400" table:style-name="ce5">
            <text:p>61.400</text:p>
          </table:table-cell>
          <table:table-cell office:value-type="float" office:value="15200" table:style-name="ce5">
            <text:p>15.200</text:p>
          </table:table-cell>
          <table:table-cell office:value-type="float" office:value="454165" table:style-name="ce6">
            <text:p>454.165</text:p>
          </table:table-cell>
          <table:table-cell office:value-type="float" office:value="415296" table:style-name="ce6">
            <text:p>415.296</text:p>
          </table:table-cell>
          <table:table-cell office:value-type="percentage" office:value="0.91441656666629967" table:style-name="ce7">
            <text:p>91,4%</text:p>
          </table:table-cell>
          <table:table-cell office:value-type="float" office:value="237092" table:style-name="ce5">
            <text:p>237.092</text:p>
          </table:table-cell>
          <table:table-cell office:value-type="float" office:value="207546" table:style-name="ce5">
            <text:p>207.546</text:p>
          </table:table-cell>
          <table:table-cell office:value-type="date" office:date-value="2021-08-17T00:00:00" table:style-name="ce8">
            <text:p>17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6784749" table:style-name="ce5">
            <text:p>6.784.749</text:p>
          </table:table-cell>
          <table:table-cell office:value-type="float" office:value="1262700" table:style-name="ce5">
            <text:p>1.262.700</text:p>
          </table:table-cell>
          <table:table-cell office:value-type="float" office:value="1309400" table:style-name="ce5">
            <text:p>1.309.400</text:p>
          </table:table-cell>
          <table:table-cell office:value-type="float" office:value="381450" table:style-name="ce5">
            <text:p>381.450</text:p>
          </table:table-cell>
          <table:table-cell office:value-type="float" office:value="9738299" table:style-name="ce6">
            <text:p>9.738.299</text:p>
          </table:table-cell>
          <table:table-cell office:value-type="float" office:value="8609638" table:style-name="ce6">
            <text:p>8.609.638</text:p>
          </table:table-cell>
          <table:table-cell office:value-type="percentage" office:value="0.8841008065166206" table:style-name="ce7">
            <text:p>88,4%</text:p>
          </table:table-cell>
          <table:table-cell office:value-type="float" office:value="4887848" table:style-name="ce5">
            <text:p>4.887.848</text:p>
          </table:table-cell>
          <table:table-cell office:value-type="float" office:value="4334588" table:style-name="ce5">
            <text:p>4.334.588</text:p>
          </table:table-cell>
          <table:table-cell office:value-type="date" office:date-value="2021-08-17T00:00:00" table:style-name="ce8">
            <text:p>17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481945" table:style-name="ce5">
            <text:p>1.481.945</text:p>
          </table:table-cell>
          <table:table-cell office:value-type="float" office:value="304400" table:style-name="ce5">
            <text:p>304.400</text:p>
          </table:table-cell>
          <table:table-cell office:value-type="float" office:value="259900" table:style-name="ce5">
            <text:p>259.900</text:p>
          </table:table-cell>
          <table:table-cell office:value-type="float" office:value="88100" table:style-name="ce5">
            <text:p>88.100</text:p>
          </table:table-cell>
          <table:table-cell office:value-type="float" office:value="2134345" table:style-name="ce6">
            <text:p>2.134.345</text:p>
          </table:table-cell>
          <table:table-cell office:value-type="float" office:value="1924515" table:style-name="ce6">
            <text:p>1.924.515</text:p>
          </table:table-cell>
          <table:table-cell office:value-type="percentage" office:value="0.90168880851033928" table:style-name="ce7">
            <text:p>90,2%</text:p>
          </table:table-cell>
          <table:table-cell office:value-type="float" office:value="1109851" table:style-name="ce5">
            <text:p>1.109.851</text:p>
          </table:table-cell>
          <table:table-cell office:value-type="float" office:value="878724" table:style-name="ce5">
            <text:p>878.724</text:p>
          </table:table-cell>
          <table:table-cell office:value-type="date" office:date-value="2021-08-17T00:00:00" table:style-name="ce8">
            <text:p>17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653595" table:style-name="ce5">
            <text:p>653.595</text:p>
          </table:table-cell>
          <table:table-cell office:value-type="float" office:value="113800" table:style-name="ce5">
            <text:p>113.800</text:p>
          </table:table-cell>
          <table:table-cell office:value-type="float" office:value="145700" table:style-name="ce5">
            <text:p>145.700</text:p>
          </table:table-cell>
          <table:table-cell office:value-type="float" office:value="32750" table:style-name="ce5">
            <text:p>32.750</text:p>
          </table:table-cell>
          <table:table-cell office:value-type="float" office:value="945845" table:style-name="ce6">
            <text:p>945.845</text:p>
          </table:table-cell>
          <table:table-cell office:value-type="float" office:value="873107" table:style-name="ce6">
            <text:p>873.107</text:p>
          </table:table-cell>
          <table:table-cell office:value-type="percentage" office:value="0.92309733624431067" table:style-name="ce7">
            <text:p>92,3%</text:p>
          </table:table-cell>
          <table:table-cell office:value-type="float" office:value="490863" table:style-name="ce5">
            <text:p>490.863</text:p>
          </table:table-cell>
          <table:table-cell office:value-type="float" office:value="432758" table:style-name="ce5">
            <text:p>432.758</text:p>
          </table:table-cell>
          <table:table-cell office:value-type="date" office:date-value="2021-08-17T00:00:00" table:style-name="ce8">
            <text:p>17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2234520" table:style-name="ce5">
            <text:p>2.234.520</text:p>
          </table:table-cell>
          <table:table-cell office:value-type="float" office:value="339300" table:style-name="ce5">
            <text:p>339.300</text:p>
          </table:table-cell>
          <table:table-cell office:value-type="float" office:value="444200" table:style-name="ce5">
            <text:p>444.200</text:p>
          </table:table-cell>
          <table:table-cell office:value-type="float" office:value="110850" table:style-name="ce5">
            <text:p>110.850</text:p>
          </table:table-cell>
          <table:table-cell office:value-type="float" office:value="3128870" table:style-name="ce6">
            <text:p>3.128.870</text:p>
          </table:table-cell>
          <table:table-cell office:value-type="float" office:value="2937384" table:style-name="ce6">
            <text:p>2.937.384</text:p>
          </table:table-cell>
          <table:table-cell office:value-type="percentage" office:value="0.93880026974594666" table:style-name="ce7">
            <text:p>93,9%</text:p>
          </table:table-cell>
          <table:table-cell office:value-type="float" office:value="1643006" table:style-name="ce5">
            <text:p>1.643.006</text:p>
          </table:table-cell>
          <table:table-cell office:value-type="float" office:value="1468079" table:style-name="ce5">
            <text:p>1.468.079</text:p>
          </table:table-cell>
          <table:table-cell office:value-type="date" office:date-value="2021-08-17T00:00:00" table:style-name="ce8">
            <text:p>17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80370" table:style-name="ce5">
            <text:p>80.370</text:p>
          </table:table-cell>
          <table:table-cell office:value-type="float" office:value="18400" table:style-name="ce5">
            <text:p>18.400</text:p>
          </table:table-cell>
          <table:table-cell office:value-type="float" office:value="18100" table:style-name="ce5">
            <text:p>18.100</text:p>
          </table:table-cell>
          <table:table-cell office:value-type="float" office:value="4150" table:style-name="ce5">
            <text:p>4.150</text:p>
          </table:table-cell>
          <table:table-cell office:value-type="float" office:value="121020" table:style-name="ce6">
            <text:p>121.020</text:p>
          </table:table-cell>
          <table:table-cell office:value-type="float" office:value="99170" table:style-name="ce6">
            <text:p>99.170</text:p>
          </table:table-cell>
          <table:table-cell office:value-type="percentage" office:value="0.81945133035861839" table:style-name="ce7">
            <text:p>81,9%</text:p>
          </table:table-cell>
          <table:table-cell office:value-type="float" office:value="55641" table:style-name="ce5">
            <text:p>55.641</text:p>
          </table:table-cell>
          <table:table-cell office:value-type="float" office:value="49583" table:style-name="ce5">
            <text:p>49.583</text:p>
          </table:table-cell>
          <table:table-cell office:value-type="date" office:date-value="2021-08-17T00:00:00" table:style-name="ce8">
            <text:p>17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81540" table:style-name="ce5">
            <text:p>81.540</text:p>
          </table:table-cell>
          <table:table-cell office:value-type="float" office:value="19300" table:style-name="ce5">
            <text:p>19.300</text:p>
          </table:table-cell>
          <table:table-cell office:value-type="float" office:value="15100" table:style-name="ce5">
            <text:p>15.100</text:p>
          </table:table-cell>
          <table:table-cell office:value-type="float" office:value="5750" table:style-name="ce5">
            <text:p>5.750</text:p>
          </table:table-cell>
          <table:table-cell office:value-type="float" office:value="121690" table:style-name="ce6">
            <text:p>121.690</text:p>
          </table:table-cell>
          <table:table-cell office:value-type="float" office:value="91432" table:style-name="ce6">
            <text:p>91.432</text:p>
          </table:table-cell>
          <table:table-cell office:value-type="percentage" office:value="0.75135179554605969" table:style-name="ce7">
            <text:p>75,1%</text:p>
          </table:table-cell>
          <table:table-cell office:value-type="float" office:value="52395" table:style-name="ce5">
            <text:p>52.395</text:p>
          </table:table-cell>
          <table:table-cell office:value-type="float" office:value="47150" table:style-name="ce5">
            <text:p>47.150</text:p>
          </table:table-cell>
          <table:table-cell office:value-type="date" office:date-value="2021-08-16T00:00:00" table:style-name="ce8">
            <text:p>16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9368" table:style-name="ce5">
            <text:p>49.368</text:p>
          </table:table-cell>
          <table:table-cell office:value-type="float" office:value="58300" table:style-name="ce5">
            <text:p>58.300</text:p>
          </table:table-cell>
          <table:table-cell office:value-type="float" office:value="103900" table:style-name="ce5">
            <text:p>103.900</text:p>
          </table:table-cell>
          <table:table-cell office:value-type="float" office:value="2000" table:style-name="ce5">
            <text:p>2.000</text:p>
          </table:table-cell>
          <table:table-cell office:value-type="float" office:value="213568" table:style-name="ce6">
            <text:p>213.568</text:p>
          </table:table-cell>
          <table:table-cell office:value-type="float" office:value="169627" table:style-name="ce6">
            <text:p>169.627</text:p>
          </table:table-cell>
          <table:table-cell office:value-type="percentage" office:value="0.79425288432724006" table:style-name="ce7">
            <text:p>79,4%</text:p>
          </table:table-cell>
          <table:table-cell office:value-type="float" office:value="91213" table:style-name="ce5">
            <text:p>91.213</text:p>
          </table:table-cell>
          <table:table-cell office:value-type="float" office:value="79598" table:style-name="ce5">
            <text:p>79.598</text:p>
          </table:table-cell>
          <table:table-cell office:value-type="date" office:date-value="2021-08-17T00:00:00" table:style-name="ce8">
            <text:p>17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4180" table:style-name="ce5">
            <text:p>4.180</text:p>
          </table:table-cell>
          <table:table-cell office:value-type="float" office:value="0" table:style-name="ce5">
            <text:p>0</text:p>
          </table:table-cell>
          <table:table-cell office:value-type="float" office:value="2710" table:style-name="ce5">
            <text:p>2.710</text:p>
          </table:table-cell>
          <table:table-cell office:value-type="float" office:value="6890" table:style-name="ce6">
            <text:p>6.890</text:p>
          </table:table-cell>
          <table:table-cell office:value-type="float" office:value="4669" table:style-name="ce6">
            <text:p>4.669</text:p>
          </table:table-cell>
          <table:table-cell office:value-type="percentage" office:value="0.67764876632801163" table:style-name="ce7">
            <text:p>67,8%</text:p>
          </table:table-cell>
          <table:table-cell office:value-type="float" office:value="3560" table:style-name="ce5">
            <text:p>3.560</text:p>
          </table:table-cell>
          <table:table-cell office:value-type="float" office:value="3047" table:style-name="ce5">
            <text:p>3.047</text:p>
          </table:table-cell>
          <table:table-cell office:value-type="date" office:date-value="2021-08-17T00:00:00" table:style-name="ce8">
            <text:p>17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46800807" table:style-name="ce11">
            <text:p>46.800.807</text:p>
          </table:table-cell>
          <table:table-cell office:value-type="float" office:value="8033280" table:style-name="ce12">
            <text:p>8.033.280</text:p>
          </table:table-cell>
          <table:table-cell office:value-type="float" office:value="9979000" table:style-name="ce13">
            <text:p>9.979.000</text:p>
          </table:table-cell>
          <table:table-cell office:value-type="float" office:value="2648335" table:style-name="ce14">
            <text:p>2.648.335</text:p>
          </table:table-cell>
          <table:table-cell office:value-type="float" office:value="67461422" table:style-name="ce15">
            <text:p>67.461.422</text:p>
          </table:table-cell>
          <table:table-cell office:value-type="float" office:value="62193144" table:style-name="ce15">
            <text:p>62.193.144</text:p>
          </table:table-cell>
          <table:table-cell office:value-type="percentage" office:value="0.92190680475131404" table:style-name="ce16">
            <text:p>92,2%</text:p>
          </table:table-cell>
          <table:table-cell office:value-type="float" office:value="35072910" table:style-name="ce15">
            <text:p>35.072.910</text:p>
          </table:table-cell>
          <table:table-cell office:value-type="float" office:value="30261332" table:style-name="ce15">
            <text:p>30.261.332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382278" table:style-name="ce23">
            <text:p>4.382.278</text:p>
          </table:table-cell>
          <table:table-cell office:value-type="percentage" office:value="0.94645973730173283" table:style-name="ce24">
            <text:p>94,6%</text:p>
          </table:table-cell>
          <table:table-cell office:value-type="float" office:value="4175282" table:style-name="ce23">
            <text:p>4.175.282</text:p>
          </table:table-cell>
          <table:table-cell office:value-type="percentage" office:value="0.90175390627446583" table:style-name="ce24">
            <text:p>90,2%</text:p>
          </table:table-cell>
          <table:table-cell office:value-type="date" office:date-value="2021-08-17T00:00:00" table:style-name="ce25">
            <text:p>17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732563" table:style-name="ce5">
            <text:p>732.563</text:p>
          </table:table-cell>
          <table:table-cell office:value-type="percentage" office:value="0.93043013292893273" table:style-name="ce26">
            <text:p>93,0%</text:p>
          </table:table-cell>
          <table:table-cell office:value-type="float" office:value="714490" table:style-name="ce5">
            <text:p>714.490</text:p>
          </table:table-cell>
          <table:table-cell office:value-type="percentage" office:value="0.90747556957748765" table:style-name="ce26">
            <text:p>90,7%</text:p>
          </table:table-cell>
          <table:table-cell office:value-type="date" office:date-value="2021-08-17T00:00:00" table:style-name="ce8">
            <text:p>17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45306" table:style-name="ce5">
            <text:p>645.306</text:p>
          </table:table-cell>
          <table:table-cell office:value-type="percentage" office:value="0.95407952806546759" table:style-name="ce26">
            <text:p>95,4%</text:p>
          </table:table-cell>
          <table:table-cell office:value-type="float" office:value="630068" table:style-name="ce5">
            <text:p>630.068</text:p>
          </table:table-cell>
          <table:table-cell office:value-type="percentage" office:value="0.93155027241208521" table:style-name="ce26">
            <text:p>93,2%</text:p>
          </table:table-cell>
          <table:table-cell office:value-type="date" office:date-value="2021-08-17T00:00:00" table:style-name="ce8">
            <text:p>17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542964" table:style-name="ce5">
            <text:p>542.964</text:p>
          </table:table-cell>
          <table:table-cell office:value-type="percentage" office:value="0.8767977159762167" table:style-name="ce26">
            <text:p>87,7%</text:p>
          </table:table-cell>
          <table:table-cell office:value-type="float" office:value="523304" table:style-name="ce5">
            <text:p>523.304</text:p>
          </table:table-cell>
          <table:table-cell office:value-type="percentage" office:value="0.84505004376205073" table:style-name="ce26">
            <text:p>84,5%</text:p>
          </table:table-cell>
          <table:table-cell office:value-type="date" office:date-value="2021-08-17T00:00:00" table:style-name="ce8">
            <text:p>17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1082022" table:style-name="ce5">
            <text:p>1.082.022</text:p>
          </table:table-cell>
          <table:table-cell office:value-type="percentage" office:value="0.88814449702247811" table:style-name="ce26">
            <text:p>88,8%</text:p>
          </table:table-cell>
          <table:table-cell office:value-type="float" office:value="1042506" table:style-name="ce5">
            <text:p>1.042.506</text:p>
          </table:table-cell>
          <table:table-cell office:value-type="percentage" office:value="0.85570900315605003" table:style-name="ce26">
            <text:p>85,6%</text:p>
          </table:table-cell>
          <table:table-cell office:value-type="date" office:date-value="2021-08-17T00:00:00" table:style-name="ce8">
            <text:p>17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339683" table:style-name="ce5">
            <text:p>339.683</text:p>
          </table:table-cell>
          <table:table-cell office:value-type="percentage" office:value="0.94570222670148618" table:style-name="ce26">
            <text:p>94,6%</text:p>
          </table:table-cell>
          <table:table-cell office:value-type="float" office:value="332511" table:style-name="ce5">
            <text:p>332.511</text:p>
          </table:table-cell>
          <table:table-cell office:value-type="percentage" office:value="0.92573485603559158" table:style-name="ce26">
            <text:p>92,6%</text:p>
          </table:table-cell>
          <table:table-cell office:value-type="date" office:date-value="2021-08-17T00:00:00" table:style-name="ce8">
            <text:p>17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453977" table:style-name="ce5">
            <text:p>1.453.977</text:p>
          </table:table-cell>
          <table:table-cell office:value-type="percentage" office:value="0.94899557607031293" table:style-name="ce26">
            <text:p>94,9%</text:p>
          </table:table-cell>
          <table:table-cell office:value-type="float" office:value="1424152" table:style-name="ce5">
            <text:p>1.424.152</text:p>
          </table:table-cell>
          <table:table-cell office:value-type="percentage" office:value="0.92952911060607446" table:style-name="ce26">
            <text:p>93,0%</text:p>
          </table:table-cell>
          <table:table-cell office:value-type="date" office:date-value="2021-08-17T00:00:00" table:style-name="ce8">
            <text:p>17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1077260" table:style-name="ce5">
            <text:p>1.077.260</text:p>
          </table:table-cell>
          <table:table-cell office:value-type="percentage" office:value="0.93607873328803237" table:style-name="ce26">
            <text:p>93,6%</text:p>
          </table:table-cell>
          <table:table-cell office:value-type="float" office:value="1034773" table:style-name="ce5">
            <text:p>1.034.773</text:p>
          </table:table-cell>
          <table:table-cell office:value-type="percentage" office:value="0.89915990483324093" table:style-name="ce26">
            <text:p>89,9%</text:p>
          </table:table-cell>
          <table:table-cell office:value-type="date" office:date-value="2021-08-17T00:00:00" table:style-name="ce8">
            <text:p>17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929496" table:style-name="ce5">
            <text:p>3.929.496</text:p>
          </table:table-cell>
          <table:table-cell office:value-type="percentage" office:value="0.90779689632253513" table:style-name="ce26">
            <text:p>90,8%</text:p>
          </table:table-cell>
          <table:table-cell office:value-type="float" office:value="3766052" table:style-name="ce5">
            <text:p>3.766.052</text:p>
          </table:table-cell>
          <table:table-cell office:value-type="percentage" office:value="0.87003786668551797" table:style-name="ce26">
            <text:p>87,0%</text:p>
          </table:table-cell>
          <table:table-cell office:value-type="date" office:date-value="2021-08-17T00:00:00" table:style-name="ce8">
            <text:p>17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730994" table:style-name="ce5">
            <text:p>2.730.994</text:p>
          </table:table-cell>
          <table:table-cell office:value-type="percentage" office:value="0.94203293983566305" table:style-name="ce26">
            <text:p>94,2%</text:p>
          </table:table-cell>
          <table:table-cell office:value-type="float" office:value="2662907" table:style-name="ce5">
            <text:p>2.662.907</text:p>
          </table:table-cell>
          <table:table-cell office:value-type="percentage" office:value="0.91854691358493135" table:style-name="ce26">
            <text:p>91,9%</text:p>
          </table:table-cell>
          <table:table-cell office:value-type="date" office:date-value="2021-08-17T00:00:00" table:style-name="ce8">
            <text:p>17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608830" table:style-name="ce5">
            <text:p>608.830</text:p>
          </table:table-cell>
          <table:table-cell office:value-type="percentage" office:value="0.97900264999485442" table:style-name="ce26">
            <text:p>97,9%</text:p>
          </table:table-cell>
          <table:table-cell office:value-type="float" office:value="598525" table:style-name="ce5">
            <text:p>598.525</text:p>
          </table:table-cell>
          <table:table-cell office:value-type="percentage" office:value="0.96243214212205408" table:style-name="ce26">
            <text:p>96,2%</text:p>
          </table:table-cell>
          <table:table-cell office:value-type="date" office:date-value="2021-08-17T00:00:00" table:style-name="ce8">
            <text:p>17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654400" table:style-name="ce5">
            <text:p>1.654.400</text:p>
          </table:table-cell>
          <table:table-cell office:value-type="percentage" office:value="0.96180398709145565" table:style-name="ce26">
            <text:p>96,2%</text:p>
          </table:table-cell>
          <table:table-cell office:value-type="float" office:value="1632888" table:style-name="ce5">
            <text:p>1.632.888</text:p>
          </table:table-cell>
          <table:table-cell office:value-type="percentage" office:value="0.94929774472545503" table:style-name="ce26">
            <text:p>94,9%</text:p>
          </table:table-cell>
          <table:table-cell office:value-type="date" office:date-value="2021-08-17T00:00:00" table:style-name="ce8">
            <text:p>17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79915" table:style-name="ce5">
            <text:p>179.915</text:p>
          </table:table-cell>
          <table:table-cell office:value-type="percentage" office:value="0.95364171715404877" table:style-name="ce26">
            <text:p>95,4%</text:p>
          </table:table-cell>
          <table:table-cell office:value-type="float" office:value="174667" table:style-name="ce5">
            <text:p>174.667</text:p>
          </table:table-cell>
          <table:table-cell office:value-type="percentage" office:value="0.9258246272414542" table:style-name="ce26">
            <text:p>92,6%</text:p>
          </table:table-cell>
          <table:table-cell office:value-type="date" office:date-value="2021-08-17T00:00:00" table:style-name="ce8">
            <text:p>17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3473336" table:style-name="ce5">
            <text:p>3.473.336</text:p>
          </table:table-cell>
          <table:table-cell office:value-type="percentage" office:value="0.93062042504849585" table:style-name="ce26">
            <text:p>93,1%</text:p>
          </table:table-cell>
          <table:table-cell office:value-type="float" office:value="3387852" table:style-name="ce5">
            <text:p>3.387.852</text:p>
          </table:table-cell>
          <table:table-cell office:value-type="percentage" office:value="0.90771646285916385" table:style-name="ce26">
            <text:p>90,8%</text:p>
          </table:table-cell>
          <table:table-cell office:value-type="date" office:date-value="2021-08-17T00:00:00" table:style-name="ce8">
            <text:p>17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747850" table:style-name="ce5">
            <text:p>747.850</text:p>
          </table:table-cell>
          <table:table-cell office:value-type="percentage" office:value="0.9502637892125968" table:style-name="ce26">
            <text:p>95,0%</text:p>
          </table:table-cell>
          <table:table-cell office:value-type="float" office:value="696730" table:style-name="ce5">
            <text:p>696.730</text:p>
          </table:table-cell>
          <table:table-cell office:value-type="percentage" office:value="0.88530760160204935" table:style-name="ce26">
            <text:p>88,5%</text:p>
          </table:table-cell>
          <table:table-cell office:value-type="date" office:date-value="2021-08-17T00:00:00" table:style-name="ce8">
            <text:p>17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51059" table:style-name="ce5">
            <text:p>351.059</text:p>
          </table:table-cell>
          <table:table-cell office:value-type="percentage" office:value="0.93491576519715147" table:style-name="ce26">
            <text:p>93,5%</text:p>
          </table:table-cell>
          <table:table-cell office:value-type="float" office:value="343149" table:style-name="ce5">
            <text:p>343.149</text:p>
          </table:table-cell>
          <table:table-cell office:value-type="percentage" office:value="0.91385040665995554" table:style-name="ce26">
            <text:p>91,4%</text:p>
          </table:table-cell>
          <table:table-cell office:value-type="date" office:date-value="2021-08-17T00:00:00" table:style-name="ce8">
            <text:p>17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273281" table:style-name="ce5">
            <text:p>1.273.281</text:p>
          </table:table-cell>
          <table:table-cell office:value-type="percentage" office:value="0.94089901423229827" table:style-name="ce26">
            <text:p>94,1%</text:p>
          </table:table-cell>
          <table:table-cell office:value-type="float" office:value="1251933" table:style-name="ce5">
            <text:p>1.251.933</text:p>
          </table:table-cell>
          <table:table-cell office:value-type="percentage" office:value="0.92512377517993583" table:style-name="ce26">
            <text:p>92,5%</text:p>
          </table:table-cell>
          <table:table-cell office:value-type="date" office:date-value="2021-08-17T00:00:00" table:style-name="ce8">
            <text:p>17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4416" table:style-name="ce5">
            <text:p>34.416</text:p>
          </table:table-cell>
          <table:table-cell office:value-type="percentage" office:value="0.88295961824619018" table:style-name="ce26">
            <text:p>88,3%</text:p>
          </table:table-cell>
          <table:table-cell office:value-type="float" office:value="33028" table:style-name="ce5">
            <text:p>33.028</text:p>
          </table:table-cell>
          <table:table-cell office:value-type="percentage" office:value="0.84734978705936681" table:style-name="ce26">
            <text:p>84,7%</text:p>
          </table:table-cell>
          <table:table-cell office:value-type="date" office:date-value="2021-08-17T00:00:00" table:style-name="ce8">
            <text:p>17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31263" table:style-name="ce5">
            <text:p>31.263</text:p>
          </table:table-cell>
          <table:table-cell office:value-type="percentage" office:value="0.83983881799865678" table:style-name="ce26">
            <text:p>84,0%</text:p>
          </table:table-cell>
          <table:table-cell office:value-type="float" office:value="30358" table:style-name="ce5">
            <text:p>30.358</text:p>
          </table:table-cell>
          <table:table-cell office:value-type="percentage" office:value="0.81552719946272667" table:style-name="ce26">
            <text:p>81,6%</text:p>
          </table:table-cell>
          <table:table-cell office:value-type="date" office:date-value="2021-08-16T00:00:00" table:style-name="ce8">
            <text:p>16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4842" table:style-name="ce5">
            <text:p>34.842</text:p>
          </table:table-cell>
          <table:table-cell office:value-type="string" table:style-name="ce26">
            <text:p>-</text:p>
          </table:table-cell>
          <table:table-cell office:value-type="float" office:value="31596" table:style-name="ce5">
            <text:p>31.596</text:p>
          </table:table-cell>
          <table:table-cell office:value-type="string" table:style-name="ce26">
            <text:p>-</text:p>
          </table:table-cell>
          <table:table-cell office:value-type="date" office:date-value="2021-08-17T00:00:00" table:style-name="ce8">
            <text:p>17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1543" table:style-name="ce5">
            <text:p>1.543</text:p>
          </table:table-cell>
          <table:table-cell office:value-type="string" table:style-name="ce26">
            <text:p>-</text:p>
          </table:table-cell>
          <table:table-cell office:value-type="float" office:value="1410" table:style-name="ce5">
            <text:p>1.410</text:p>
          </table:table-cell>
          <table:table-cell office:value-type="string" table:style-name="ce26">
            <text:p>-</text:p>
          </table:table-cell>
          <table:table-cell office:value-type="date" office:date-value="2021-08-17T00:00:00" table:style-name="ce8">
            <text:p>17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5307278" table:style-name="ce15">
            <text:p>25.307.278</text:p>
          </table:table-cell>
          <table:table-cell office:value-type="percentage" office:value="0.93536318503872951" table:style-name="ce16">
            <text:p>93,5%</text:p>
          </table:table-cell>
          <table:table-cell office:value-type="float" office:value="24488181" table:style-name="ce15">
            <text:p>24.488.181</text:p>
          </table:table-cell>
          <table:table-cell office:value-type="percentage" office:value="0.9050891595676509" table:style-name="ce16">
            <text:p>90,5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2954" table:style-name="ce35">
            <text:p>432.954</text:p>
          </table:table-cell>
          <table:table-cell office:value-type="percentage" office:value="1" table:style-name="ce36">
            <text:p>100,0%</text:p>
          </table:table-cell>
          <table:table-cell office:value-type="float" office:value="651165" table:style-name="ce35">
            <text:p>651.165</text:p>
          </table:table-cell>
          <table:table-cell office:value-type="percentage" office:value="1" table:style-name="ce36">
            <text:p>100,0%</text:p>
          </table:table-cell>
          <table:table-cell office:value-type="float" office:value="915422" table:style-name="ce35">
            <text:p>915.422</text:p>
          </table:table-cell>
          <table:table-cell office:value-type="percentage" office:value="0.99920864228120598" table:style-name="ce36">
            <text:p>99,9%</text:p>
          </table:table-cell>
          <table:table-cell office:value-type="float" office:value="1185871" table:style-name="ce35">
            <text:p>1.185.871</text:p>
          </table:table-cell>
          <table:table-cell office:value-type="percentage" office:value="0.93743186871996587" table:style-name="ce36">
            <text:p>93,7%</text:p>
          </table:table-cell>
          <table:table-cell office:value-type="float" office:value="1196866" table:style-name="ce35">
            <text:p>1.196.866</text:p>
          </table:table-cell>
          <table:table-cell office:value-type="percentage" office:value="0.86409205307288783" table:style-name="ce36">
            <text:p>86,4%</text:p>
          </table:table-cell>
          <table:table-cell office:value-type="float" office:value="853286" table:style-name="ce35">
            <text:p>853.286</text:p>
          </table:table-cell>
          <table:table-cell office:value-type="percentage" office:value="0.74835404137984263" table:style-name="ce36">
            <text:p>74,8%</text:p>
          </table:table-cell>
          <table:table-cell office:value-type="float" office:value="653851" table:style-name="ce35">
            <text:p>653.851</text:p>
          </table:table-cell>
          <table:table-cell office:value-type="percentage" office:value="0.70407097446676548" table:style-name="ce36">
            <text:p>70,4%</text:p>
          </table:table-cell>
          <table:table-cell office:value-type="float" office:value="418478" table:style-name="ce35">
            <text:p>418.478</text:p>
          </table:table-cell>
          <table:table-cell office:value-type="percentage" office:value="0.55581632260026803" table:style-name="ce36">
            <text:p>55,6%</text:p>
          </table:table-cell>
          <table:table-cell office:value-type="float" office:value="6307893" table:style-name="ce35">
            <text:p>6.307.893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84647264651317267" table:style-name="ce36">
            <text:p>84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0995" table:style-name="ce38">
            <text:p>100.995</text:p>
          </table:table-cell>
          <table:table-cell office:value-type="percentage" office:value="1" table:style-name="ce39">
            <text:p>100,0%</text:p>
          </table:table-cell>
          <table:table-cell office:value-type="float" office:value="118765" table:style-name="ce38">
            <text:p>118.765</text:p>
          </table:table-cell>
          <table:table-cell office:value-type="percentage" office:value="0.99840275734521455" table:style-name="ce39">
            <text:p>99,8%</text:p>
          </table:table-cell>
          <table:table-cell office:value-type="float" office:value="152234" table:style-name="ce38">
            <text:p>152.234</text:p>
          </table:table-cell>
          <table:table-cell office:value-type="percentage" office:value="0.97356859183843136" table:style-name="ce39">
            <text:p>97,4%</text:p>
          </table:table-cell>
          <table:table-cell office:value-type="float" office:value="180917" table:style-name="ce38">
            <text:p>180.917</text:p>
          </table:table-cell>
          <table:table-cell office:value-type="percentage" office:value="0.91249634329637963" table:style-name="ce39">
            <text:p>91,2%</text:p>
          </table:table-cell>
          <table:table-cell office:value-type="float" office:value="179652" table:style-name="ce38">
            <text:p>179.652</text:p>
          </table:table-cell>
          <table:table-cell office:value-type="percentage" office:value="0.83581228511744976" table:style-name="ce39">
            <text:p>83,6%</text:p>
          </table:table-cell>
          <table:table-cell office:value-type="float" office:value="113673" table:style-name="ce38">
            <text:p>113.673</text:p>
          </table:table-cell>
          <table:table-cell office:value-type="percentage" office:value="0.69192140535407765" table:style-name="ce39">
            <text:p>69,2%</text:p>
          </table:table-cell>
          <table:table-cell office:value-type="float" office:value="87542" table:style-name="ce38">
            <text:p>87.542</text:p>
          </table:table-cell>
          <table:table-cell office:value-type="percentage" office:value="0.67132920759810122" table:style-name="ce39">
            <text:p>67,1%</text:p>
          </table:table-cell>
          <table:table-cell office:value-type="float" office:value="49871" table:style-name="ce38">
            <text:p>49.871</text:p>
          </table:table-cell>
          <table:table-cell office:value-type="percentage" office:value="0.48367261829714187" table:style-name="ce39">
            <text:p>48,4%</text:p>
          </table:table-cell>
          <table:table-cell office:value-type="float" office:value="983649" table:style-name="ce38">
            <text:p>983.649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82998968892969061" table:style-name="ce39">
            <text:p>83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722" table:style-name="ce38">
            <text:p>88.722</text:p>
          </table:table-cell>
          <table:table-cell office:value-type="percentage" office:value="1" table:style-name="ce39">
            <text:p>100,0%</text:p>
          </table:table-cell>
          <table:table-cell office:value-type="float" office:value="113966" table:style-name="ce38">
            <text:p>113.966</text:p>
          </table:table-cell>
          <table:table-cell office:value-type="percentage" office:value="1" table:style-name="ce39">
            <text:p>100,0%</text:p>
          </table:table-cell>
          <table:table-cell office:value-type="float" office:value="146169" table:style-name="ce38">
            <text:p>146.169</text:p>
          </table:table-cell>
          <table:table-cell office:value-type="percentage" office:value="0.97672600433004575" table:style-name="ce39">
            <text:p>97,7%</text:p>
          </table:table-cell>
          <table:table-cell office:value-type="float" office:value="150273" table:style-name="ce38">
            <text:p>150.273</text:p>
          </table:table-cell>
          <table:table-cell office:value-type="percentage" office:value="0.92393249100802366" table:style-name="ce39">
            <text:p>92,4%</text:p>
          </table:table-cell>
          <table:table-cell office:value-type="float" office:value="146176" table:style-name="ce38">
            <text:p>146.176</text:p>
          </table:table-cell>
          <table:table-cell office:value-type="percentage" office:value="0.87534208020695481" table:style-name="ce39">
            <text:p>87,5%</text:p>
          </table:table-cell>
          <table:table-cell office:value-type="float" office:value="84840" table:style-name="ce38">
            <text:p>84.840</text:p>
          </table:table-cell>
          <table:table-cell office:value-type="percentage" office:value="0.7412779267983679" table:style-name="ce39">
            <text:p>74,1%</text:p>
          </table:table-cell>
          <table:table-cell office:value-type="float" office:value="56534" table:style-name="ce38">
            <text:p>56.534</text:p>
          </table:table-cell>
          <table:table-cell office:value-type="percentage" office:value="0.71461617221372498" table:style-name="ce39">
            <text:p>71,5%</text:p>
          </table:table-cell>
          <table:table-cell office:value-type="float" office:value="35792" table:style-name="ce38">
            <text:p>35.792</text:p>
          </table:table-cell>
          <table:table-cell office:value-type="percentage" office:value="0.55925000000000002" table:style-name="ce39">
            <text:p>55,9%</text:p>
          </table:table-cell>
          <table:table-cell office:value-type="float" office:value="822472" table:style-name="ce38">
            <text:p>822.472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88065983743911458" table:style-name="ce39">
            <text:p>88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1150" table:style-name="ce38">
            <text:p>51.150</text:p>
          </table:table-cell>
          <table:table-cell office:value-type="percentage" office:value="1" table:style-name="ce39">
            <text:p>100,0%</text:p>
          </table:table-cell>
          <table:table-cell office:value-type="float" office:value="78590" table:style-name="ce38">
            <text:p>78.590</text:p>
          </table:table-cell>
          <table:table-cell office:value-type="percentage" office:value="0.97607928858860349" table:style-name="ce39">
            <text:p>97,6%</text:p>
          </table:table-cell>
          <table:table-cell office:value-type="float" office:value="108414" table:style-name="ce38">
            <text:p>108.414</text:p>
          </table:table-cell>
          <table:table-cell office:value-type="percentage" office:value="0.92478951813086985" table:style-name="ce39">
            <text:p>92,5%</text:p>
          </table:table-cell>
          <table:table-cell office:value-type="float" office:value="145643" table:style-name="ce38">
            <text:p>145.643</text:p>
          </table:table-cell>
          <table:table-cell office:value-type="percentage" office:value="0.87844170883670991" table:style-name="ce39">
            <text:p>87,8%</text:p>
          </table:table-cell>
          <table:table-cell office:value-type="float" office:value="159167" table:style-name="ce38">
            <text:p>159.167</text:p>
          </table:table-cell>
          <table:table-cell office:value-type="percentage" office:value="0.77201074830723859" table:style-name="ce39">
            <text:p>77,2%</text:p>
          </table:table-cell>
          <table:table-cell office:value-type="float" office:value="113986" table:style-name="ce38">
            <text:p>113.986</text:p>
          </table:table-cell>
          <table:table-cell office:value-type="percentage" office:value="0.62565386114267207" table:style-name="ce39">
            <text:p>62,6%</text:p>
          </table:table-cell>
          <table:table-cell office:value-type="float" office:value="84456" table:style-name="ce38">
            <text:p>84.456</text:p>
          </table:table-cell>
          <table:table-cell office:value-type="percentage" office:value="0.61225732554261936" table:style-name="ce39">
            <text:p>61,2%</text:p>
          </table:table-cell>
          <table:table-cell office:value-type="float" office:value="60530" table:style-name="ce38">
            <text:p>60.530</text:p>
          </table:table-cell>
          <table:table-cell office:value-type="percentage" office:value="0.63395475492249687" table:style-name="ce39">
            <text:p>63,4%</text:p>
          </table:table-cell>
          <table:table-cell office:value-type="float" office:value="801936" table:style-name="ce38">
            <text:p>801.936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77491697000677384" table:style-name="ce39">
            <text:p>77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2450" table:style-name="ce38">
            <text:p>92.450</text:p>
          </table:table-cell>
          <table:table-cell office:value-type="percentage" office:value="1" table:style-name="ce39">
            <text:p>100,0%</text:p>
          </table:table-cell>
          <table:table-cell office:value-type="float" office:value="150233" table:style-name="ce38">
            <text:p>150.233</text:p>
          </table:table-cell>
          <table:table-cell office:value-type="percentage" office:value="0.97218681041344457" table:style-name="ce39">
            <text:p>97,2%</text:p>
          </table:table-cell>
          <table:table-cell office:value-type="float" office:value="220746" table:style-name="ce38">
            <text:p>220.746</text:p>
          </table:table-cell>
          <table:table-cell office:value-type="percentage" office:value="0.93897708131284774" table:style-name="ce39">
            <text:p>93,9%</text:p>
          </table:table-cell>
          <table:table-cell office:value-type="float" office:value="313664" table:style-name="ce38">
            <text:p>313.664</text:p>
          </table:table-cell>
          <table:table-cell office:value-type="percentage" office:value="0.89487378463504819" table:style-name="ce39">
            <text:p>89,5%</text:p>
          </table:table-cell>
          <table:table-cell office:value-type="float" office:value="304929" table:style-name="ce38">
            <text:p>304.929</text:p>
          </table:table-cell>
          <table:table-cell office:value-type="percentage" office:value="0.78605345376929503" table:style-name="ce39">
            <text:p>78,6%</text:p>
          </table:table-cell>
          <table:table-cell office:value-type="float" office:value="213135" table:style-name="ce38">
            <text:p>213.135</text:p>
          </table:table-cell>
          <table:table-cell office:value-type="percentage" office:value="0.68546701229199769" table:style-name="ce39">
            <text:p>68,5%</text:p>
          </table:table-cell>
          <table:table-cell office:value-type="float" office:value="167393" table:style-name="ce38">
            <text:p>167.393</text:p>
          </table:table-cell>
          <table:table-cell office:value-type="percentage" office:value="0.66492285936730378" table:style-name="ce39">
            <text:p>66,5%</text:p>
          </table:table-cell>
          <table:table-cell office:value-type="float" office:value="114527" table:style-name="ce38">
            <text:p>114.527</text:p>
          </table:table-cell>
          <table:table-cell office:value-type="percentage" office:value="0.63697948241628055" table:style-name="ce39">
            <text:p>63,7%</text:p>
          </table:table-cell>
          <table:table-cell office:value-type="float" office:value="1577077" table:style-name="ce38">
            <text:p>1.577.077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80431350068901364" table:style-name="ce39">
            <text:p>80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322" table:style-name="ce38">
            <text:p>42.322</text:p>
          </table:table-cell>
          <table:table-cell office:value-type="percentage" office:value="1" table:style-name="ce39">
            <text:p>100,0%</text:p>
          </table:table-cell>
          <table:table-cell office:value-type="float" office:value="55900" table:style-name="ce38">
            <text:p>55.900</text:p>
          </table:table-cell>
          <table:table-cell office:value-type="percentage" office:value="1" table:style-name="ce39">
            <text:p>100,0%</text:p>
          </table:table-cell>
          <table:table-cell office:value-type="float" office:value="75573" table:style-name="ce38">
            <text:p>75.573</text:p>
          </table:table-cell>
          <table:table-cell office:value-type="percentage" office:value="0.97708966319736246" table:style-name="ce39">
            <text:p>97,7%</text:p>
          </table:table-cell>
          <table:table-cell office:value-type="float" office:value="82136" table:style-name="ce38">
            <text:p>82.136</text:p>
          </table:table-cell>
          <table:table-cell office:value-type="percentage" office:value="0.91298741718909782" table:style-name="ce39">
            <text:p>91,3%</text:p>
          </table:table-cell>
          <table:table-cell office:value-type="float" office:value="83752" table:style-name="ce38">
            <text:p>83.752</text:p>
          </table:table-cell>
          <table:table-cell office:value-type="percentage" office:value="0.85663144759586374" table:style-name="ce39">
            <text:p>85,7%</text:p>
          </table:table-cell>
          <table:table-cell office:value-type="float" office:value="48618" table:style-name="ce38">
            <text:p>48.618</text:p>
          </table:table-cell>
          <table:table-cell office:value-type="percentage" office:value="0.68988123110978672" table:style-name="ce39">
            <text:p>69,0%</text:p>
          </table:table-cell>
          <table:table-cell office:value-type="float" office:value="29615" table:style-name="ce38">
            <text:p>29.615</text:p>
          </table:table-cell>
          <table:table-cell office:value-type="percentage" office:value="0.58637758637758641" table:style-name="ce39">
            <text:p>58,6%</text:p>
          </table:table-cell>
          <table:table-cell office:value-type="float" office:value="5331" table:style-name="ce38">
            <text:p>5.331</text:p>
          </table:table-cell>
          <table:table-cell office:value-type="percentage" office:value="0.12126106043718582" table:style-name="ce39">
            <text:p>12,1%</text:p>
          </table:table-cell>
          <table:table-cell office:value-type="float" office:value="423247" table:style-name="ce38">
            <text:p>423.247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80752756488408339" table:style-name="ce39">
            <text:p>80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8961" table:style-name="ce38">
            <text:p>228.961</text:p>
          </table:table-cell>
          <table:table-cell office:value-type="percentage" office:value="1" table:style-name="ce39">
            <text:p>100,0%</text:p>
          </table:table-cell>
          <table:table-cell office:value-type="float" office:value="249726" table:style-name="ce38">
            <text:p>249.726</text:p>
          </table:table-cell>
          <table:table-cell office:value-type="percentage" office:value="1" table:style-name="ce39">
            <text:p>100,0%</text:p>
          </table:table-cell>
          <table:table-cell office:value-type="float" office:value="316752" table:style-name="ce38">
            <text:p>316.752</text:p>
          </table:table-cell>
          <table:table-cell office:value-type="percentage" office:value="0.99427764262732476" table:style-name="ce39">
            <text:p>99,4%</text:p>
          </table:table-cell>
          <table:table-cell office:value-type="float" office:value="346394" table:style-name="ce38">
            <text:p>346.394</text:p>
          </table:table-cell>
          <table:table-cell office:value-type="percentage" office:value="0.90875319735029847" table:style-name="ce39">
            <text:p>90,9%</text:p>
          </table:table-cell>
          <table:table-cell office:value-type="float" office:value="312144" table:style-name="ce38">
            <text:p>312.144</text:p>
          </table:table-cell>
          <table:table-cell office:value-type="percentage" office:value="0.85917892679704377" table:style-name="ce39">
            <text:p>85,9%</text:p>
          </table:table-cell>
          <table:table-cell office:value-type="float" office:value="199986" table:style-name="ce38">
            <text:p>199.986</text:p>
          </table:table-cell>
          <table:table-cell office:value-type="percentage" office:value="0.74682112008603985" table:style-name="ce39">
            <text:p>74,7%</text:p>
          </table:table-cell>
          <table:table-cell office:value-type="float" office:value="150113" table:style-name="ce38">
            <text:p>150.113</text:p>
          </table:table-cell>
          <table:table-cell office:value-type="percentage" office:value="0.71141578912447989" table:style-name="ce39">
            <text:p>71,1%</text:p>
          </table:table-cell>
          <table:table-cell office:value-type="float" office:value="56912" table:style-name="ce38">
            <text:p>56.912</text:p>
          </table:table-cell>
          <table:table-cell office:value-type="percentage" office:value="0.34420776330273012" table:style-name="ce39">
            <text:p>34,4%</text:p>
          </table:table-cell>
          <table:table-cell office:value-type="float" office:value="1860988" table:style-name="ce38">
            <text:p>1.860.988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85513403083189321" table:style-name="ce39">
            <text:p>85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643" table:style-name="ce38">
            <text:p>137.643</text:p>
          </table:table-cell>
          <table:table-cell office:value-type="percentage" office:value="1" table:style-name="ce39">
            <text:p>100,0%</text:p>
          </table:table-cell>
          <table:table-cell office:value-type="float" office:value="157849" table:style-name="ce38">
            <text:p>157.849</text:p>
          </table:table-cell>
          <table:table-cell office:value-type="percentage" office:value="0.99213078484736106" table:style-name="ce39">
            <text:p>99,2%</text:p>
          </table:table-cell>
          <table:table-cell office:value-type="float" office:value="219518" table:style-name="ce38">
            <text:p>219.518</text:p>
          </table:table-cell>
          <table:table-cell office:value-type="percentage" office:value="1" table:style-name="ce39">
            <text:p>100,0%</text:p>
          </table:table-cell>
          <table:table-cell office:value-type="float" office:value="281765" table:style-name="ce38">
            <text:p>281.765</text:p>
          </table:table-cell>
          <table:table-cell office:value-type="percentage" office:value="0.91637450484262284" table:style-name="ce39">
            <text:p>91,6%</text:p>
          </table:table-cell>
          <table:table-cell office:value-type="float" office:value="280485" table:style-name="ce38">
            <text:p>280.485</text:p>
          </table:table-cell>
          <table:table-cell office:value-type="percentage" office:value="0.84839914701834518" table:style-name="ce39">
            <text:p>84,8%</text:p>
          </table:table-cell>
          <table:table-cell office:value-type="float" office:value="194136" table:style-name="ce38">
            <text:p>194.136</text:p>
          </table:table-cell>
          <table:table-cell office:value-type="percentage" office:value="0.73010631776488244" table:style-name="ce39">
            <text:p>73,0%</text:p>
          </table:table-cell>
          <table:table-cell office:value-type="float" office:value="154335" table:style-name="ce38">
            <text:p>154.335</text:p>
          </table:table-cell>
          <table:table-cell office:value-type="percentage" office:value="0.70766980452934347" table:style-name="ce39">
            <text:p>70,8%</text:p>
          </table:table-cell>
          <table:table-cell office:value-type="float" office:value="89045" table:style-name="ce38">
            <text:p>89.045</text:p>
          </table:table-cell>
          <table:table-cell office:value-type="percentage" office:value="0.51183523785436735" table:style-name="ce39">
            <text:p>51,2%</text:p>
          </table:table-cell>
          <table:table-cell office:value-type="float" office:value="1514776" table:style-name="ce38">
            <text:p>1.514.776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83745543967660041" table:style-name="ce39">
            <text:p>83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7576" table:style-name="ce38">
            <text:p>457.576</text:p>
          </table:table-cell>
          <table:table-cell office:value-type="percentage" office:value="1" table:style-name="ce39">
            <text:p>100,0%</text:p>
          </table:table-cell>
          <table:table-cell office:value-type="float" office:value="615304" table:style-name="ce38">
            <text:p>615.304</text:p>
          </table:table-cell>
          <table:table-cell office:value-type="percentage" office:value="0.96853730253174919" table:style-name="ce39">
            <text:p>96,9%</text:p>
          </table:table-cell>
          <table:table-cell office:value-type="float" office:value="787567" table:style-name="ce38">
            <text:p>787.567</text:p>
          </table:table-cell>
          <table:table-cell office:value-type="percentage" office:value="0.94028419836100019" table:style-name="ce39">
            <text:p>94,0%</text:p>
          </table:table-cell>
          <table:table-cell office:value-type="float" office:value="993545" table:style-name="ce38">
            <text:p>993.545</text:p>
          </table:table-cell>
          <table:table-cell office:value-type="percentage" office:value="0.91002308157321077" table:style-name="ce39">
            <text:p>91,0%</text:p>
          </table:table-cell>
          <table:table-cell office:value-type="float" office:value="1075504" table:style-name="ce38">
            <text:p>1.075.504</text:p>
          </table:table-cell>
          <table:table-cell office:value-type="percentage" office:value="0.81678368413258351" table:style-name="ce39">
            <text:p>81,7%</text:p>
          </table:table-cell>
          <table:table-cell office:value-type="float" office:value="693348" table:style-name="ce38">
            <text:p>693.348</text:p>
          </table:table-cell>
          <table:table-cell office:value-type="percentage" office:value="0.66371193469212719" table:style-name="ce39">
            <text:p>66,4%</text:p>
          </table:table-cell>
          <table:table-cell office:value-type="float" office:value="532046" table:style-name="ce38">
            <text:p>532.046</text:p>
          </table:table-cell>
          <table:table-cell office:value-type="percentage" office:value="0.63419216029847369" table:style-name="ce39">
            <text:p>63,4%</text:p>
          </table:table-cell>
          <table:table-cell office:value-type="float" office:value="366422" table:style-name="ce38">
            <text:p>366.422</text:p>
          </table:table-cell>
          <table:table-cell office:value-type="percentage" office:value="0.5584288122212977" table:style-name="ce39">
            <text:p>55,8%</text:p>
          </table:table-cell>
          <table:table-cell office:value-type="float" office:value="5521312" table:style-name="ce38">
            <text:p>5.521.312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80387632564396738" table:style-name="ce39">
            <text:p>80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6346" table:style-name="ce38">
            <text:p>296.346</text:p>
          </table:table-cell>
          <table:table-cell office:value-type="percentage" office:value="1" table:style-name="ce39">
            <text:p>100,0%</text:p>
          </table:table-cell>
          <table:table-cell office:value-type="float" office:value="432563" table:style-name="ce38">
            <text:p>432.563</text:p>
          </table:table-cell>
          <table:table-cell office:value-type="percentage" office:value="0.98789801352937678" table:style-name="ce39">
            <text:p>98,8%</text:p>
          </table:table-cell>
          <table:table-cell office:value-type="float" office:value="561274" table:style-name="ce38">
            <text:p>561.274</text:p>
          </table:table-cell>
          <table:table-cell office:value-type="percentage" office:value="0.96650066812690283" table:style-name="ce39">
            <text:p>96,7%</text:p>
          </table:table-cell>
          <table:table-cell office:value-type="float" office:value="706668" table:style-name="ce38">
            <text:p>706.668</text:p>
          </table:table-cell>
          <table:table-cell office:value-type="percentage" office:value="0.93930089561285279" table:style-name="ce39">
            <text:p>93,9%</text:p>
          </table:table-cell>
          <table:table-cell office:value-type="float" office:value="734143" table:style-name="ce38">
            <text:p>734.143</text:p>
          </table:table-cell>
          <table:table-cell office:value-type="percentage" office:value="0.86208706557631154" table:style-name="ce39">
            <text:p>86,2%</text:p>
          </table:table-cell>
          <table:table-cell office:value-type="float" office:value="462534" table:style-name="ce38">
            <text:p>462.534</text:p>
          </table:table-cell>
          <table:table-cell office:value-type="percentage" office:value="0.71295195904796693" table:style-name="ce39">
            <text:p>71,3%</text:p>
          </table:table-cell>
          <table:table-cell office:value-type="float" office:value="359188" table:style-name="ce38">
            <text:p>359.188</text:p>
          </table:table-cell>
          <table:table-cell office:value-type="percentage" office:value="0.69593083859367677" table:style-name="ce39">
            <text:p>69,6%</text:p>
          </table:table-cell>
          <table:table-cell office:value-type="float" office:value="185992" table:style-name="ce38">
            <text:p>185.992</text:p>
          </table:table-cell>
          <table:table-cell office:value-type="percentage" office:value="0.43811170444561176" table:style-name="ce39">
            <text:p>43,8%</text:p>
          </table:table-cell>
          <table:table-cell office:value-type="float" office:value="3738708" table:style-name="ce38">
            <text:p>3.738.708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83296026542739943" table:style-name="ce39">
            <text:p>83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8133" table:style-name="ce38">
            <text:p>78.133</text:p>
          </table:table-cell>
          <table:table-cell office:value-type="percentage" office:value="1" table:style-name="ce39">
            <text:p>100,0%</text:p>
          </table:table-cell>
          <table:table-cell office:value-type="float" office:value="95749" table:style-name="ce38">
            <text:p>95.749</text:p>
          </table:table-cell>
          <table:table-cell office:value-type="percentage" office:value="1" table:style-name="ce39">
            <text:p>100,0%</text:p>
          </table:table-cell>
          <table:table-cell office:value-type="float" office:value="131770" table:style-name="ce38">
            <text:p>131.770</text:p>
          </table:table-cell>
          <table:table-cell office:value-type="percentage" office:value="1" table:style-name="ce39">
            <text:p>100,0%</text:p>
          </table:table-cell>
          <table:table-cell office:value-type="float" office:value="159563" table:style-name="ce38">
            <text:p>159.563</text:p>
          </table:table-cell>
          <table:table-cell office:value-type="percentage" office:value="0.94295456694402424" table:style-name="ce39">
            <text:p>94,3%</text:p>
          </table:table-cell>
          <table:table-cell office:value-type="float" office:value="143615" table:style-name="ce38">
            <text:p>143.615</text:p>
          </table:table-cell>
          <table:table-cell office:value-type="percentage" office:value="0.90044139591457983" table:style-name="ce39">
            <text:p>90,0%</text:p>
          </table:table-cell>
          <table:table-cell office:value-type="float" office:value="107734" table:style-name="ce38">
            <text:p>107.734</text:p>
          </table:table-cell>
          <table:table-cell office:value-type="percentage" office:value="0.80712321788446117" table:style-name="ce39">
            <text:p>80,7%</text:p>
          </table:table-cell>
          <table:table-cell office:value-type="float" office:value="80699" table:style-name="ce38">
            <text:p>80.699</text:p>
          </table:table-cell>
          <table:table-cell office:value-type="percentage" office:value="0.71213378044475817" table:style-name="ce39">
            <text:p>71,2%</text:p>
          </table:table-cell>
          <table:table-cell office:value-type="float" office:value="35693" table:style-name="ce38">
            <text:p>35.693</text:p>
          </table:table-cell>
          <table:table-cell office:value-type="percentage" office:value="0.42115634218289083" table:style-name="ce39">
            <text:p>42,1%</text:p>
          </table:table-cell>
          <table:table-cell office:value-type="float" office:value="832956" table:style-name="ce38">
            <text:p>832.956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8736350697529045" table:style-name="ce39">
            <text:p>87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1602" table:style-name="ce38">
            <text:p>241.602</text:p>
          </table:table-cell>
          <table:table-cell office:value-type="percentage" office:value="1" table:style-name="ce39">
            <text:p>100,0%</text:p>
          </table:table-cell>
          <table:table-cell office:value-type="float" office:value="290236" table:style-name="ce38">
            <text:p>290.236</text:p>
          </table:table-cell>
          <table:table-cell office:value-type="percentage" office:value="1" table:style-name="ce39">
            <text:p>100,0%</text:p>
          </table:table-cell>
          <table:table-cell office:value-type="float" office:value="341251" table:style-name="ce38">
            <text:p>341.251</text:p>
          </table:table-cell>
          <table:table-cell office:value-type="percentage" office:value="0.98363920940140148" table:style-name="ce39">
            <text:p>98,4%</text:p>
          </table:table-cell>
          <table:table-cell office:value-type="float" office:value="384738" table:style-name="ce38">
            <text:p>384.738</text:p>
          </table:table-cell>
          <table:table-cell office:value-type="percentage" office:value="0.94788969398037393" table:style-name="ce39">
            <text:p>94,8%</text:p>
          </table:table-cell>
          <table:table-cell office:value-type="float" office:value="396573" table:style-name="ce38">
            <text:p>396.573</text:p>
          </table:table-cell>
          <table:table-cell office:value-type="percentage" office:value="0.89475227933694479" table:style-name="ce39">
            <text:p>89,5%</text:p>
          </table:table-cell>
          <table:table-cell office:value-type="float" office:value="245204" table:style-name="ce38">
            <text:p>245.204</text:p>
          </table:table-cell>
          <table:table-cell office:value-type="percentage" office:value="0.75818779993073759" table:style-name="ce39">
            <text:p>75,8%</text:p>
          </table:table-cell>
          <table:table-cell office:value-type="float" office:value="173605" table:style-name="ce38">
            <text:p>173.605</text:p>
          </table:table-cell>
          <table:table-cell office:value-type="percentage" office:value="0.75159861633640868" table:style-name="ce39">
            <text:p>75,2%</text:p>
          </table:table-cell>
          <table:table-cell office:value-type="float" office:value="43218" table:style-name="ce38">
            <text:p>43.218</text:p>
          </table:table-cell>
          <table:table-cell office:value-type="percentage" office:value="0.24009066314087785" table:style-name="ce39">
            <text:p>24,0%</text:p>
          </table:table-cell>
          <table:table-cell office:value-type="float" office:value="2116427" table:style-name="ce38">
            <text:p>2.116.427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86226505878801241" table:style-name="ce39">
            <text:p>86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331" table:style-name="ce38">
            <text:p>23.331</text:p>
          </table:table-cell>
          <table:table-cell office:value-type="percentage" office:value="1" table:style-name="ce39">
            <text:p>100,0%</text:p>
          </table:table-cell>
          <table:table-cell office:value-type="float" office:value="28582" table:style-name="ce38">
            <text:p>28.582</text:p>
          </table:table-cell>
          <table:table-cell office:value-type="percentage" office:value="1" table:style-name="ce39">
            <text:p>100,0%</text:p>
          </table:table-cell>
          <table:table-cell office:value-type="float" office:value="37606" table:style-name="ce38">
            <text:p>37.606</text:p>
          </table:table-cell>
          <table:table-cell office:value-type="percentage" office:value="0.99703059547165807" table:style-name="ce39">
            <text:p>99,7%</text:p>
          </table:table-cell>
          <table:table-cell office:value-type="float" office:value="44530" table:style-name="ce38">
            <text:p>44.530</text:p>
          </table:table-cell>
          <table:table-cell office:value-type="percentage" office:value="0.93424806982208797" table:style-name="ce39">
            <text:p>93,4%</text:p>
          </table:table-cell>
          <table:table-cell office:value-type="float" office:value="45866" table:style-name="ce38">
            <text:p>45.866</text:p>
          </table:table-cell>
          <table:table-cell office:value-type="percentage" office:value="0.86626248890399837" table:style-name="ce39">
            <text:p>86,6%</text:p>
          </table:table-cell>
          <table:table-cell office:value-type="float" office:value="28044" table:style-name="ce38">
            <text:p>28.044</text:p>
          </table:table-cell>
          <table:table-cell office:value-type="percentage" office:value="0.71324296141814392" table:style-name="ce39">
            <text:p>71,3%</text:p>
          </table:table-cell>
          <table:table-cell office:value-type="float" office:value="18823" table:style-name="ce38">
            <text:p>18.823</text:p>
          </table:table-cell>
          <table:table-cell office:value-type="percentage" office:value="0.61799855538774706" table:style-name="ce39">
            <text:p>61,8%</text:p>
          </table:table-cell>
          <table:table-cell office:value-type="float" office:value="10310" table:style-name="ce38">
            <text:p>10.310</text:p>
          </table:table-cell>
          <table:table-cell office:value-type="percentage" office:value="0.40380698731004228" table:style-name="ce39">
            <text:p>40,4%</text:p>
          </table:table-cell>
          <table:table-cell office:value-type="float" office:value="237092" table:style-name="ce38">
            <text:p>237.092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8349191816036905" table:style-name="ce39">
            <text:p>83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2874" table:style-name="ce38">
            <text:p>372.874</text:p>
          </table:table-cell>
          <table:table-cell office:value-type="percentage" office:value="1" table:style-name="ce39">
            <text:p>100,0%</text:p>
          </table:table-cell>
          <table:table-cell office:value-type="float" office:value="508757" table:style-name="ce38">
            <text:p>508.757</text:p>
          </table:table-cell>
          <table:table-cell office:value-type="percentage" office:value="0.9670697097975407" table:style-name="ce39">
            <text:p>96,7%</text:p>
          </table:table-cell>
          <table:table-cell office:value-type="float" office:value="680554" table:style-name="ce38">
            <text:p>680.554</text:p>
          </table:table-cell>
          <table:table-cell office:value-type="percentage" office:value="0.96762653858895553" table:style-name="ce39">
            <text:p>96,8%</text:p>
          </table:table-cell>
          <table:table-cell office:value-type="float" office:value="921870" table:style-name="ce38">
            <text:p>921.870</text:p>
          </table:table-cell>
          <table:table-cell office:value-type="percentage" office:value="0.94766253110919907" table:style-name="ce39">
            <text:p>94,8%</text:p>
          </table:table-cell>
          <table:table-cell office:value-type="float" office:value="989281" table:style-name="ce38">
            <text:p>989.281</text:p>
          </table:table-cell>
          <table:table-cell office:value-type="percentage" office:value="0.84846106807116128" table:style-name="ce39">
            <text:p>84,8%</text:p>
          </table:table-cell>
          <table:table-cell office:value-type="float" office:value="676018" table:style-name="ce38">
            <text:p>676.018</text:p>
          </table:table-cell>
          <table:table-cell office:value-type="percentage" office:value="0.71186765511141059" table:style-name="ce39">
            <text:p>71,2%</text:p>
          </table:table-cell>
          <table:table-cell office:value-type="float" office:value="503719" table:style-name="ce38">
            <text:p>503.719</text:p>
          </table:table-cell>
          <table:table-cell office:value-type="percentage" office:value="0.67843227044681642" table:style-name="ce39">
            <text:p>67,8%</text:p>
          </table:table-cell>
          <table:table-cell office:value-type="float" office:value="234775" table:style-name="ce38">
            <text:p>234.775</text:p>
          </table:table-cell>
          <table:table-cell office:value-type="percentage" office:value="0.42413222483569452" table:style-name="ce39">
            <text:p>42,4%</text:p>
          </table:table-cell>
          <table:table-cell office:value-type="float" office:value="4887848" table:style-name="ce38">
            <text:p>4.887.848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81764796116118321" table:style-name="ce39">
            <text:p>81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691" table:style-name="ce38">
            <text:p>73.691</text:p>
          </table:table-cell>
          <table:table-cell office:value-type="percentage" office:value="1" table:style-name="ce39">
            <text:p>100,0%</text:p>
          </table:table-cell>
          <table:table-cell office:value-type="float" office:value="102507" table:style-name="ce38">
            <text:p>102.507</text:p>
          </table:table-cell>
          <table:table-cell office:value-type="percentage" office:value="0.99619043916850503" table:style-name="ce39">
            <text:p>99,6%</text:p>
          </table:table-cell>
          <table:table-cell office:value-type="float" office:value="145637" table:style-name="ce38">
            <text:p>145.637</text:p>
          </table:table-cell>
          <table:table-cell office:value-type="percentage" office:value="0.9913415788004819" table:style-name="ce39">
            <text:p>99,1%</text:p>
          </table:table-cell>
          <table:table-cell office:value-type="float" office:value="203194" table:style-name="ce38">
            <text:p>203.194</text:p>
          </table:table-cell>
          <table:table-cell office:value-type="percentage" office:value="0.95281727126083204" table:style-name="ce39">
            <text:p>95,3%</text:p>
          </table:table-cell>
          <table:table-cell office:value-type="float" office:value="222821" table:style-name="ce38">
            <text:p>222.821</text:p>
          </table:table-cell>
          <table:table-cell office:value-type="percentage" office:value="0.87670613046266677" table:style-name="ce39">
            <text:p>87,7%</text:p>
          </table:table-cell>
          <table:table-cell office:value-type="float" office:value="152045" table:style-name="ce38">
            <text:p>152.045</text:p>
          </table:table-cell>
          <table:table-cell office:value-type="percentage" office:value="0.72747759601536821" table:style-name="ce39">
            <text:p>72,7%</text:p>
          </table:table-cell>
          <table:table-cell office:value-type="float" office:value="121954" table:style-name="ce38">
            <text:p>121.954</text:p>
          </table:table-cell>
          <table:table-cell office:value-type="percentage" office:value="0.70801402628767818" table:style-name="ce39">
            <text:p>70,8%</text:p>
          </table:table-cell>
          <table:table-cell office:value-type="float" office:value="88002" table:style-name="ce38">
            <text:p>88.002</text:p>
          </table:table-cell>
          <table:table-cell office:value-type="percentage" office:value="0.62019535709755169" table:style-name="ce39">
            <text:p>62,0%</text:p>
          </table:table-cell>
          <table:table-cell office:value-type="float" office:value="1109851" table:style-name="ce38">
            <text:p>1.109.851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84712591125966219" table:style-name="ce39">
            <text:p>84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433" table:style-name="ce38">
            <text:p>42.433</text:p>
          </table:table-cell>
          <table:table-cell office:value-type="percentage" office:value="1" table:style-name="ce39">
            <text:p>100,0%</text:p>
          </table:table-cell>
          <table:table-cell office:value-type="float" office:value="55764" table:style-name="ce38">
            <text:p>55.764</text:p>
          </table:table-cell>
          <table:table-cell office:value-type="percentage" office:value="0.99949813593346715" table:style-name="ce39">
            <text:p>99,9%</text:p>
          </table:table-cell>
          <table:table-cell office:value-type="float" office:value="71145" table:style-name="ce38">
            <text:p>71.145</text:p>
          </table:table-cell>
          <table:table-cell office:value-type="percentage" office:value="0.96344997562428902" table:style-name="ce39">
            <text:p>96,3%</text:p>
          </table:table-cell>
          <table:table-cell office:value-type="float" office:value="89648" table:style-name="ce38">
            <text:p>89.648</text:p>
          </table:table-cell>
          <table:table-cell office:value-type="percentage" office:value="0.92713094917988703" table:style-name="ce39">
            <text:p>92,7%</text:p>
          </table:table-cell>
          <table:table-cell office:value-type="float" office:value="92069" table:style-name="ce38">
            <text:p>92.069</text:p>
          </table:table-cell>
          <table:table-cell office:value-type="percentage" office:value="0.8524749541675154" table:style-name="ce39">
            <text:p>85,2%</text:p>
          </table:table-cell>
          <table:table-cell office:value-type="float" office:value="58842" table:style-name="ce38">
            <text:p>58.842</text:p>
          </table:table-cell>
          <table:table-cell office:value-type="percentage" office:value="0.72339902386250476" table:style-name="ce39">
            <text:p>72,3%</text:p>
          </table:table-cell>
          <table:table-cell office:value-type="float" office:value="47674" table:style-name="ce38">
            <text:p>47.674</text:p>
          </table:table-cell>
          <table:table-cell office:value-type="percentage" office:value="0.69978129082448959" table:style-name="ce39">
            <text:p>70,0%</text:p>
          </table:table-cell>
          <table:table-cell office:value-type="float" office:value="33288" table:style-name="ce38">
            <text:p>33.288</text:p>
          </table:table-cell>
          <table:table-cell office:value-type="percentage" office:value="0.59033836986592891" table:style-name="ce39">
            <text:p>59,0%</text:p>
          </table:table-cell>
          <table:table-cell office:value-type="float" office:value="490863" table:style-name="ce38">
            <text:p>490.863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84434440977442315" table:style-name="ce39">
            <text:p>84,4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3827" table:style-name="ce38">
            <text:p>163.827</text:p>
          </table:table-cell>
          <table:table-cell office:value-type="percentage" office:value="1" table:style-name="ce39">
            <text:p>100,0%</text:p>
          </table:table-cell>
          <table:table-cell office:value-type="float" office:value="213195" table:style-name="ce38">
            <text:p>213.195</text:p>
          </table:table-cell>
          <table:table-cell office:value-type="percentage" office:value="1" table:style-name="ce39">
            <text:p>100,0%</text:p>
          </table:table-cell>
          <table:table-cell office:value-type="float" office:value="275165" table:style-name="ce38">
            <text:p>275.165</text:p>
          </table:table-cell>
          <table:table-cell office:value-type="percentage" office:value="0.98231465912701388" table:style-name="ce39">
            <text:p>98,2%</text:p>
          </table:table-cell>
          <table:table-cell office:value-type="float" office:value="314478" table:style-name="ce38">
            <text:p>314.478</text:p>
          </table:table-cell>
          <table:table-cell office:value-type="percentage" office:value="0.92499786750280166" table:style-name="ce39">
            <text:p>92,5%</text:p>
          </table:table-cell>
          <table:table-cell office:value-type="float" office:value="306616" table:style-name="ce38">
            <text:p>306.616</text:p>
          </table:table-cell>
          <table:table-cell office:value-type="percentage" office:value="0.84669444651550674" table:style-name="ce39">
            <text:p>84,7%</text:p>
          </table:table-cell>
          <table:table-cell office:value-type="float" office:value="179403" table:style-name="ce38">
            <text:p>179.403</text:p>
          </table:table-cell>
          <table:table-cell office:value-type="percentage" office:value="0.68857347923375412" table:style-name="ce39">
            <text:p>68,9%</text:p>
          </table:table-cell>
          <table:table-cell office:value-type="float" office:value="119720" table:style-name="ce38">
            <text:p>119.720</text:p>
          </table:table-cell>
          <table:table-cell office:value-type="percentage" office:value="0.59404368493653681" table:style-name="ce39">
            <text:p>59,4%</text:p>
          </table:table-cell>
          <table:table-cell office:value-type="float" office:value="70602" table:style-name="ce38">
            <text:p>70.602</text:p>
          </table:table-cell>
          <table:table-cell office:value-type="percentage" office:value="0.41873954663535107" table:style-name="ce39">
            <text:p>41,9%</text:p>
          </table:table-cell>
          <table:table-cell office:value-type="float" office:value="1643006" table:style-name="ce38">
            <text:p>1.643.006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82815181686167394" table:style-name="ce39">
            <text:p>82,8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82" table:style-name="ce38">
            <text:p>2.382</text:p>
          </table:table-cell>
          <table:table-cell office:value-type="percentage" office:value="0.91439539347408827" table:style-name="ce39">
            <text:p>91,4%</text:p>
          </table:table-cell>
          <table:table-cell office:value-type="float" office:value="3859" table:style-name="ce38">
            <text:p>3.859</text:p>
          </table:table-cell>
          <table:table-cell office:value-type="percentage" office:value="0.89370078740157477" table:style-name="ce39">
            <text:p>89,4%</text:p>
          </table:table-cell>
          <table:table-cell office:value-type="float" office:value="7491" table:style-name="ce38">
            <text:p>7.491</text:p>
          </table:table-cell>
          <table:table-cell office:value-type="percentage" office:value="0.95341733486063385" table:style-name="ce39">
            <text:p>95,3%</text:p>
          </table:table-cell>
          <table:table-cell office:value-type="float" office:value="10191" table:style-name="ce38">
            <text:p>10.191</text:p>
          </table:table-cell>
          <table:table-cell office:value-type="percentage" office:value="0.88187954309449634" table:style-name="ce39">
            <text:p>88,2%</text:p>
          </table:table-cell>
          <table:table-cell office:value-type="float" office:value="10493" table:style-name="ce38">
            <text:p>10.493</text:p>
          </table:table-cell>
          <table:table-cell office:value-type="percentage" office:value="0.83001107419712072" table:style-name="ce39">
            <text:p>83,0%</text:p>
          </table:table-cell>
          <table:table-cell office:value-type="float" office:value="8264" table:style-name="ce38">
            <text:p>8.264</text:p>
          </table:table-cell>
          <table:table-cell office:value-type="percentage" office:value="0.69480410290902972" table:style-name="ce39">
            <text:p>69,5%</text:p>
          </table:table-cell>
          <table:table-cell office:value-type="float" office:value="7620" table:style-name="ce38">
            <text:p>7.620</text:p>
          </table:table-cell>
          <table:table-cell office:value-type="percentage" office:value="0.69481170785082524" table:style-name="ce39">
            <text:p>69,5%</text:p>
          </table:table-cell>
          <table:table-cell office:value-type="float" office:value="5341" table:style-name="ce38">
            <text:p>5.341</text:p>
          </table:table-cell>
          <table:table-cell office:value-type="percentage" office:value="0.58525093140477757" table:style-name="ce39">
            <text:p>58,5%</text:p>
          </table:table-cell>
          <table:table-cell office:value-type="float" office:value="55641" table:style-name="ce38">
            <text:p>55.641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7840625660536884" table:style-name="ce39">
            <text:p>78,4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96" table:style-name="ce38">
            <text:p>1.996</text:p>
          </table:table-cell>
          <table:table-cell office:value-type="percentage" office:value="0.8497232865048957" table:style-name="ce39">
            <text:p>85,0%</text:p>
          </table:table-cell>
          <table:table-cell office:value-type="float" office:value="3282" table:style-name="ce38">
            <text:p>3.282</text:p>
          </table:table-cell>
          <table:table-cell office:value-type="percentage" office:value="0.87566702241195304" table:style-name="ce39">
            <text:p>87,6%</text:p>
          </table:table-cell>
          <table:table-cell office:value-type="float" office:value="6992" table:style-name="ce38">
            <text:p>6.992</text:p>
          </table:table-cell>
          <table:table-cell office:value-type="percentage" office:value="0.89331800178868026" table:style-name="ce39">
            <text:p>89,3%</text:p>
          </table:table-cell>
          <table:table-cell office:value-type="float" office:value="9385" table:style-name="ce38">
            <text:p>9.385</text:p>
          </table:table-cell>
          <table:table-cell office:value-type="percentage" office:value="0.83060447827241346" table:style-name="ce39">
            <text:p>83,1%</text:p>
          </table:table-cell>
          <table:table-cell office:value-type="float" office:value="9608" table:style-name="ce38">
            <text:p>9.608</text:p>
          </table:table-cell>
          <table:table-cell office:value-type="percentage" office:value="0.80053324445925678" table:style-name="ce39">
            <text:p>80,1%</text:p>
          </table:table-cell>
          <table:table-cell office:value-type="float" office:value="7953" table:style-name="ce38">
            <text:p>7.953</text:p>
          </table:table-cell>
          <table:table-cell office:value-type="percentage" office:value="0.6554850407978241" table:style-name="ce39">
            <text:p>65,5%</text:p>
          </table:table-cell>
          <table:table-cell office:value-type="float" office:value="7551" table:style-name="ce38">
            <text:p>7.551</text:p>
          </table:table-cell>
          <table:table-cell office:value-type="percentage" office:value="0.62951229679032927" table:style-name="ce39">
            <text:p>63,0%</text:p>
          </table:table-cell>
          <table:table-cell office:value-type="float" office:value="5628" table:style-name="ce38">
            <text:p>5.628</text:p>
          </table:table-cell>
          <table:table-cell office:value-type="percentage" office:value="0.58784207227908924" table:style-name="ce39">
            <text:p>58,8%</text:p>
          </table:table-cell>
          <table:table-cell office:value-type="float" office:value="52395" table:style-name="ce38">
            <text:p>52.395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73871727268882093" table:style-name="ce39">
            <text:p>73,9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2" table:style-name="ce38">
            <text:p>32</text:p>
          </table:table-cell>
          <table:table-cell office:value-type="string" table:style-name="ce39">
            <text:p>-</text:p>
          </table:table-cell>
          <table:table-cell office:value-type="float" office:value="18" table:style-name="ce38">
            <text:p>18</text:p>
          </table:table-cell>
          <table:table-cell office:value-type="string" table:style-name="ce39">
            <text:p>-</text:p>
          </table:table-cell>
          <table:table-cell office:value-type="float" office:value="3506" table:style-name="ce38">
            <text:p>3.506</text:p>
          </table:table-cell>
          <table:table-cell office:value-type="string" table:style-name="ce39">
            <text:p>-</text:p>
          </table:table-cell>
          <table:table-cell office:value-type="float" office:value="9461" table:style-name="ce38">
            <text:p>9.461</text:p>
          </table:table-cell>
          <table:table-cell office:value-type="string" table:style-name="ce39">
            <text:p>-</text:p>
          </table:table-cell>
          <table:table-cell office:value-type="float" office:value="21825" table:style-name="ce38">
            <text:p>21.825</text:p>
          </table:table-cell>
          <table:table-cell office:value-type="string" table:style-name="ce39">
            <text:p>-</text:p>
          </table:table-cell>
          <table:table-cell office:value-type="float" office:value="31395" table:style-name="ce38">
            <text:p>31.395</text:p>
          </table:table-cell>
          <table:table-cell office:value-type="string" table:style-name="ce39">
            <text:p>-</text:p>
          </table:table-cell>
          <table:table-cell office:value-type="float" office:value="24035" table:style-name="ce38">
            <text:p>24.035</text:p>
          </table:table-cell>
          <table:table-cell office:value-type="string" table:style-name="ce39">
            <text:p>-</text:p>
          </table:table-cell>
          <table:table-cell office:value-type="float" office:value="941" table:style-name="ce38">
            <text:p>941</text:p>
          </table:table-cell>
          <table:table-cell office:value-type="string" table:style-name="ce39">
            <text:p>-</text:p>
          </table:table-cell>
          <table:table-cell office:value-type="float" office:value="91213" table:style-name="ce38">
            <text:p>91.213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21" table:style-name="ce41">
            <text:p>21</text:p>
          </table:table-cell>
          <table:table-cell office:value-type="string" table:style-name="ce42">
            <text:p>-</text:p>
          </table:table-cell>
          <table:table-cell office:value-type="float" office:value="22" table:style-name="ce41">
            <text:p>22</text:p>
          </table:table-cell>
          <table:table-cell office:value-type="string" table:style-name="ce42">
            <text:p>-</text:p>
          </table:table-cell>
          <table:table-cell office:value-type="float" office:value="160" table:style-name="ce41">
            <text:p>160</text:p>
          </table:table-cell>
          <table:table-cell office:value-type="string" table:style-name="ce42">
            <text:p>-</text:p>
          </table:table-cell>
          <table:table-cell office:value-type="float" office:value="458" table:style-name="ce41">
            <text:p>458</text:p>
          </table:table-cell>
          <table:table-cell office:value-type="string" table:style-name="ce42">
            <text:p>-</text:p>
          </table:table-cell>
          <table:table-cell office:value-type="float" office:value="882" table:style-name="ce41">
            <text:p>882</text:p>
          </table:table-cell>
          <table:table-cell office:value-type="string" table:style-name="ce42">
            <text:p>-</text:p>
          </table:table-cell>
          <table:table-cell office:value-type="float" office:value="983" table:style-name="ce41">
            <text:p>983</text:p>
          </table:table-cell>
          <table:table-cell office:value-type="string" table:style-name="ce42">
            <text:p>-</text:p>
          </table:table-cell>
          <table:table-cell office:value-type="float" office:value="904" table:style-name="ce41">
            <text:p>904</text:p>
          </table:table-cell>
          <table:table-cell office:value-type="string" table:style-name="ce42">
            <text:p>-</text:p>
          </table:table-cell>
          <table:table-cell office:value-type="float" office:value="130" table:style-name="ce41">
            <text:p>130</text:p>
          </table:table-cell>
          <table:table-cell office:value-type="string" table:style-name="ce42">
            <text:p>-</text:p>
          </table:table-cell>
          <table:table-cell office:value-type="float" office:value="3560" table:style-name="ce41">
            <text:p>3.560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number-columns-repeated="25" table:style-name="ce21"/>
          <table:table-cell table:number-columns-repeated="16339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929441" table:style-name="ce45">
            <text:p>2.929.441</text:p>
          </table:table-cell>
          <table:table-cell office:value-type="percentage" office:value="1" table:style-name="ce46">
            <text:p>100,0%</text:p>
          </table:table-cell>
          <table:table-cell office:value-type="float" office:value="3926032" table:style-name="ce45">
            <text:p>3.926.032</text:p>
          </table:table-cell>
          <table:table-cell office:value-type="percentage" office:value="0.99141095618862918" table:style-name="ce46">
            <text:p>99,1%</text:p>
          </table:table-cell>
          <table:table-cell office:value-type="float" office:value="5204946" table:style-name="ce45">
            <text:p>5.204.946</text:p>
          </table:table-cell>
          <table:table-cell office:value-type="percentage" office:value="0.97525944418816168" table:style-name="ce46">
            <text:p>97,5%</text:p>
          </table:table-cell>
          <table:table-cell office:value-type="float" office:value="6534392" table:style-name="ce45">
            <text:p>6.534.392</text:p>
          </table:table-cell>
          <table:table-cell office:value-type="percentage" office:value="0.92906408451445166" table:style-name="ce46">
            <text:p>92,9%</text:p>
          </table:table-cell>
          <table:table-cell office:value-type="float" office:value="6712467" table:style-name="ce45">
            <text:p>6.712.467</text:p>
          </table:table-cell>
          <table:table-cell office:value-type="percentage" office:value="0.85056901921592165" table:style-name="ce46">
            <text:p>85,1%</text:p>
          </table:table-cell>
          <table:table-cell office:value-type="float" office:value="4473427" table:style-name="ce45">
            <text:p>4.473.427</text:p>
          </table:table-cell>
          <table:table-cell office:value-type="percentage" office:value="0.7179996221753232" table:style-name="ce46">
            <text:p>71,8%</text:p>
          </table:table-cell>
          <table:table-cell office:value-type="float" office:value="3381377" table:style-name="ce45">
            <text:p>3.381.377</text:p>
          </table:table-cell>
          <table:table-cell office:value-type="percentage" office:value="0.68384695346880664" table:style-name="ce46">
            <text:p>68,4%</text:p>
          </table:table-cell>
          <table:table-cell office:value-type="float" office:value="1910828" table:style-name="ce45">
            <text:p>1.910.828</text:p>
          </table:table-cell>
          <table:table-cell office:value-type="percentage" office:value="0.49138140749857406" table:style-name="ce46">
            <text:p>49,1%</text:p>
          </table:table-cell>
          <table:table-cell office:value-type="float" office:value="35072910" table:style-name="ce45">
            <text:p>35.072.910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83269359107291685" table:style-name="ce46">
            <text:p>83,3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6011" table:style-name="ce35">
            <text:p>426.011</text:p>
          </table:table-cell>
          <table:table-cell office:value-type="percentage" office:value="1" table:style-name="ce36">
            <text:p>100,0%</text:p>
          </table:table-cell>
          <table:table-cell office:value-type="float" office:value="645162" table:style-name="ce35">
            <text:p>645.162</text:p>
          </table:table-cell>
          <table:table-cell office:value-type="percentage" office:value="0.99197547283822862" table:style-name="ce36">
            <text:p>99,2%</text:p>
          </table:table-cell>
          <table:table-cell office:value-type="float" office:value="864112" table:style-name="ce35">
            <text:p>864.112</text:p>
          </table:table-cell>
          <table:table-cell office:value-type="percentage" office:value="0.94320234634834799" table:style-name="ce36">
            <text:p>94,3%</text:p>
          </table:table-cell>
          <table:table-cell office:value-type="float" office:value="1121307" table:style-name="ce35">
            <text:p>1.121.307</text:p>
          </table:table-cell>
          <table:table-cell office:value-type="percentage" office:value="0.88639398081138576" table:style-name="ce36">
            <text:p>88,6%</text:p>
          </table:table-cell>
          <table:table-cell office:value-type="float" office:value="1118690" table:style-name="ce35">
            <text:p>1.118.690</text:p>
          </table:table-cell>
          <table:table-cell office:value-type="percentage" office:value="0.80765193334267071" table:style-name="ce36">
            <text:p>80,8%</text:p>
          </table:table-cell>
          <table:table-cell office:value-type="float" office:value="690042" table:style-name="ce35">
            <text:p>690.042</text:p>
          </table:table-cell>
          <table:table-cell office:value-type="percentage" office:value="0.60518480254197227" table:style-name="ce36">
            <text:p>60,5%</text:p>
          </table:table-cell>
          <table:table-cell office:value-type="float" office:value="308925" table:style-name="ce35">
            <text:p>308.925</text:p>
          </table:table-cell>
          <table:table-cell office:value-type="percentage" office:value="0.33265243272113298" table:style-name="ce36">
            <text:p>33,3%</text:p>
          </table:table-cell>
          <table:table-cell office:value-type="float" office:value="17954" table:style-name="ce35">
            <text:p>17.954</text:p>
          </table:table-cell>
          <table:table-cell office:value-type="percentage" office:value="2.3846238645676025E-2" table:style-name="ce36">
            <text:p>2,4%</text:p>
          </table:table-cell>
          <table:table-cell office:value-type="float" office:value="5192203" table:style-name="ce35">
            <text:p>5.192.203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69675528970507816" table:style-name="ce36">
            <text:p>69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9329" table:style-name="ce38">
            <text:p>99.329</text:p>
          </table:table-cell>
          <table:table-cell office:value-type="percentage" office:value="1" table:style-name="ce39">
            <text:p>100,0%</text:p>
          </table:table-cell>
          <table:table-cell office:value-type="float" office:value="117794" table:style-name="ce38">
            <text:p>117.794</text:p>
          </table:table-cell>
          <table:table-cell office:value-type="percentage" office:value="0.99024000672523227" table:style-name="ce39">
            <text:p>99,0%</text:p>
          </table:table-cell>
          <table:table-cell office:value-type="float" office:value="147009" table:style-name="ce38">
            <text:p>147.009</text:p>
          </table:table-cell>
          <table:table-cell office:value-type="percentage" office:value="0.94015361297460465" table:style-name="ce39">
            <text:p>94,0%</text:p>
          </table:table-cell>
          <table:table-cell office:value-type="float" office:value="176851" table:style-name="ce38">
            <text:p>176.851</text:p>
          </table:table-cell>
          <table:table-cell office:value-type="percentage" office:value="0.89198854064741306" table:style-name="ce39">
            <text:p>89,2%</text:p>
          </table:table-cell>
          <table:table-cell office:value-type="float" office:value="173507" table:style-name="ce38">
            <text:p>173.507</text:p>
          </table:table-cell>
          <table:table-cell office:value-type="percentage" office:value="0.80722331036600403" table:style-name="ce39">
            <text:p>80,7%</text:p>
          </table:table-cell>
          <table:table-cell office:value-type="float" office:value="100841" table:style-name="ce38">
            <text:p>100.841</text:p>
          </table:table-cell>
          <table:table-cell office:value-type="percentage" office:value="0.61381371510658245" table:style-name="ce39">
            <text:p>61,4%</text:p>
          </table:table-cell>
          <table:table-cell office:value-type="float" office:value="58402" table:style-name="ce38">
            <text:p>58.402</text:p>
          </table:table-cell>
          <table:table-cell office:value-type="percentage" office:value="0.44786466361454286" table:style-name="ce39">
            <text:p>44,8%</text:p>
          </table:table-cell>
          <table:table-cell office:value-type="float" office:value="18467" table:style-name="ce38">
            <text:p>18.467</text:p>
          </table:table-cell>
          <table:table-cell office:value-type="percentage" office:value="0.17910172729829599" table:style-name="ce39">
            <text:p>17,9%</text:p>
          </table:table-cell>
          <table:table-cell office:value-type="float" office:value="892200" table:style-name="ce38">
            <text:p>892.200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7528262626842197" table:style-name="ce39">
            <text:p>75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749" table:style-name="ce38">
            <text:p>87.749</text:p>
          </table:table-cell>
          <table:table-cell office:value-type="percentage" office:value="0.99912326645867966" table:style-name="ce39">
            <text:p>99,9%</text:p>
          </table:table-cell>
          <table:table-cell office:value-type="float" office:value="113436" table:style-name="ce38">
            <text:p>113.436</text:p>
          </table:table-cell>
          <table:table-cell office:value-type="percentage" office:value="1" table:style-name="ce39">
            <text:p>100,0%</text:p>
          </table:table-cell>
          <table:table-cell office:value-type="float" office:value="142740" table:style-name="ce38">
            <text:p>142.740</text:p>
          </table:table-cell>
          <table:table-cell office:value-type="percentage" office:value="0.95381284580226122" table:style-name="ce39">
            <text:p>95,4%</text:p>
          </table:table-cell>
          <table:table-cell office:value-type="float" office:value="145867" table:style-name="ce38">
            <text:p>145.867</text:p>
          </table:table-cell>
          <table:table-cell office:value-type="percentage" office:value="0.89684281717851766" table:style-name="ce39">
            <text:p>89,7%</text:p>
          </table:table-cell>
          <table:table-cell office:value-type="float" office:value="140276" table:style-name="ce38">
            <text:p>140.276</text:p>
          </table:table-cell>
          <table:table-cell office:value-type="percentage" office:value="0.84001125795692033" table:style-name="ce39">
            <text:p>84,0%</text:p>
          </table:table-cell>
          <table:table-cell office:value-type="float" office:value="73536" table:style-name="ce38">
            <text:p>73.536</text:p>
          </table:table-cell>
          <table:table-cell office:value-type="percentage" office:value="0.64251076880062208" table:style-name="ce39">
            <text:p>64,3%</text:p>
          </table:table-cell>
          <table:table-cell office:value-type="float" office:value="30787" table:style-name="ce38">
            <text:p>30.787</text:p>
          </table:table-cell>
          <table:table-cell office:value-type="percentage" office:value="0.38916206342986437" table:style-name="ce39">
            <text:p>38,9%</text:p>
          </table:table-cell>
          <table:table-cell office:value-type="float" office:value="3155" table:style-name="ce38">
            <text:p>3.155</text:p>
          </table:table-cell>
          <table:table-cell office:value-type="percentage" office:value="4.9296874999999997E-2" table:style-name="ce39">
            <text:p>4,9%</text:p>
          </table:table-cell>
          <table:table-cell office:value-type="float" office:value="737546" table:style-name="ce38">
            <text:p>737.546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78972553529344369" table:style-name="ce39">
            <text:p>79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389" table:style-name="ce38">
            <text:p>50.389</text:p>
          </table:table-cell>
          <table:table-cell office:value-type="percentage" office:value="1" table:style-name="ce39">
            <text:p>100,0%</text:p>
          </table:table-cell>
          <table:table-cell office:value-type="float" office:value="77881" table:style-name="ce38">
            <text:p>77.881</text:p>
          </table:table-cell>
          <table:table-cell office:value-type="percentage" office:value="0.9672735853743355" table:style-name="ce39">
            <text:p>96,7%</text:p>
          </table:table-cell>
          <table:table-cell office:value-type="float" office:value="103933" table:style-name="ce38">
            <text:p>103.933</text:p>
          </table:table-cell>
          <table:table-cell office:value-type="percentage" office:value="0.8865658400934906" table:style-name="ce39">
            <text:p>88,7%</text:p>
          </table:table-cell>
          <table:table-cell office:value-type="float" office:value="140932" table:style-name="ce38">
            <text:p>140.932</text:p>
          </table:table-cell>
          <table:table-cell office:value-type="percentage" office:value="0.85002744319861034" table:style-name="ce39">
            <text:p>85,0%</text:p>
          </table:table-cell>
          <table:table-cell office:value-type="float" office:value="150169" table:style-name="ce38">
            <text:p>150.169</text:p>
          </table:table-cell>
          <table:table-cell office:value-type="percentage" office:value="0.72836757658653939" table:style-name="ce39">
            <text:p>72,8%</text:p>
          </table:table-cell>
          <table:table-cell office:value-type="float" office:value="94393" table:style-name="ce38">
            <text:p>94.393</text:p>
          </table:table-cell>
          <table:table-cell office:value-type="percentage" office:value="0.51811051282473497" table:style-name="ce39">
            <text:p>51,8%</text:p>
          </table:table-cell>
          <table:table-cell office:value-type="float" office:value="65663" table:style-name="ce38">
            <text:p>65.663</text:p>
          </table:table-cell>
          <table:table-cell office:value-type="percentage" office:value="0.47601890649693351" table:style-name="ce39">
            <text:p>47,6%</text:p>
          </table:table-cell>
          <table:table-cell office:value-type="float" office:value="32936" table:style-name="ce38">
            <text:p>32.936</text:p>
          </table:table-cell>
          <table:table-cell office:value-type="percentage" office:value="0.34495182237117722" table:style-name="ce39">
            <text:p>34,5%</text:p>
          </table:table-cell>
          <table:table-cell office:value-type="float" office:value="716296" table:style-name="ce38">
            <text:p>716.296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69216237448870244" table:style-name="ce39">
            <text:p>69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0832" table:style-name="ce38">
            <text:p>90.832</text:p>
          </table:table-cell>
          <table:table-cell office:value-type="percentage" office:value="1" table:style-name="ce39">
            <text:p>100,0%</text:p>
          </table:table-cell>
          <table:table-cell office:value-type="float" office:value="148270" table:style-name="ce38">
            <text:p>148.270</text:p>
          </table:table-cell>
          <table:table-cell office:value-type="percentage" office:value="0.95948385760785859" table:style-name="ce39">
            <text:p>95,9%</text:p>
          </table:table-cell>
          <table:table-cell office:value-type="float" office:value="207282" table:style-name="ce38">
            <text:p>207.282</text:p>
          </table:table-cell>
          <table:table-cell office:value-type="percentage" office:value="0.88170588535552041" table:style-name="ce39">
            <text:p>88,2%</text:p>
          </table:table-cell>
          <table:table-cell office:value-type="float" office:value="306316" table:style-name="ce38">
            <text:p>306.316</text:p>
          </table:table-cell>
          <table:table-cell office:value-type="percentage" office:value="0.87391016570046109" table:style-name="ce39">
            <text:p>87,4%</text:p>
          </table:table-cell>
          <table:table-cell office:value-type="float" office:value="289806" table:style-name="ce38">
            <text:p>289.806</text:p>
          </table:table-cell>
          <table:table-cell office:value-type="percentage" office:value="0.74706901351811184" table:style-name="ce39">
            <text:p>74,7%</text:p>
          </table:table-cell>
          <table:table-cell office:value-type="float" office:value="175335" table:style-name="ce38">
            <text:p>175.335</text:p>
          </table:table-cell>
          <table:table-cell office:value-type="percentage" office:value="0.56389780467880646" table:style-name="ce39">
            <text:p>56,4%</text:p>
          </table:table-cell>
          <table:table-cell office:value-type="float" office:value="106300" table:style-name="ce38">
            <text:p>106.300</text:p>
          </table:table-cell>
          <table:table-cell office:value-type="percentage" office:value="0.42224764446986668" table:style-name="ce39">
            <text:p>42,2%</text:p>
          </table:table-cell>
          <table:table-cell office:value-type="float" office:value="22968" table:style-name="ce38">
            <text:p>22.968</text:p>
          </table:table-cell>
          <table:table-cell office:value-type="percentage" office:value="0.12774406691991524" table:style-name="ce39">
            <text:p>12,8%</text:p>
          </table:table-cell>
          <table:table-cell office:value-type="float" office:value="1347109" table:style-name="ce38">
            <text:p>1.347.109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68702920377361187" table:style-name="ce39">
            <text:p>68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849" table:style-name="ce38">
            <text:p>41.849</text:p>
          </table:table-cell>
          <table:table-cell office:value-type="percentage" office:value="1" table:style-name="ce39">
            <text:p>100,0%</text:p>
          </table:table-cell>
          <table:table-cell office:value-type="float" office:value="55594" table:style-name="ce38">
            <text:p>55.594</text:p>
          </table:table-cell>
          <table:table-cell office:value-type="percentage" office:value="1" table:style-name="ce39">
            <text:p>100,0%</text:p>
          </table:table-cell>
          <table:table-cell office:value-type="float" office:value="74351" table:style-name="ce38">
            <text:p>74.351</text:p>
          </table:table-cell>
          <table:table-cell office:value-type="percentage" office:value="0.96129032258064517" table:style-name="ce39">
            <text:p>96,1%</text:p>
          </table:table-cell>
          <table:table-cell office:value-type="float" office:value="80536" table:style-name="ce38">
            <text:p>80.536</text:p>
          </table:table-cell>
          <table:table-cell office:value-type="percentage" office:value="0.89520252545462631" table:style-name="ce39">
            <text:p>89,5%</text:p>
          </table:table-cell>
          <table:table-cell office:value-type="float" office:value="80181" table:style-name="ce38">
            <text:p>80.181</text:p>
          </table:table-cell>
          <table:table-cell office:value-type="percentage" office:value="0.82010657774959339" table:style-name="ce39">
            <text:p>82,0%</text:p>
          </table:table-cell>
          <table:table-cell office:value-type="float" office:value="33869" table:style-name="ce38">
            <text:p>33.869</text:p>
          </table:table-cell>
          <table:table-cell office:value-type="percentage" office:value="0.48059540533253869" table:style-name="ce39">
            <text:p>48,1%</text:p>
          </table:table-cell>
          <table:table-cell office:value-type="float" office:value="7770" table:style-name="ce38">
            <text:p>7.770</text:p>
          </table:table-cell>
          <table:table-cell office:value-type="percentage" office:value="0.15384615384615385" table:style-name="ce39">
            <text:p>15,4%</text:p>
          </table:table-cell>
          <table:table-cell office:value-type="float" office:value="775" table:style-name="ce38">
            <text:p>775</text:p>
          </table:table-cell>
          <table:table-cell office:value-type="percentage" office:value="1.7628460296158131E-2" table:style-name="ce39">
            <text:p>1,8%</text:p>
          </table:table-cell>
          <table:table-cell office:value-type="float" office:value="374925" table:style-name="ce38">
            <text:p>374.925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71533235265498629" table:style-name="ce39">
            <text:p>71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6085" table:style-name="ce38">
            <text:p>226.085</text:p>
          </table:table-cell>
          <table:table-cell office:value-type="percentage" office:value="1" table:style-name="ce39">
            <text:p>100,0%</text:p>
          </table:table-cell>
          <table:table-cell office:value-type="float" office:value="248059" table:style-name="ce38">
            <text:p>248.059</text:p>
          </table:table-cell>
          <table:table-cell office:value-type="percentage" office:value="1" table:style-name="ce39">
            <text:p>100,0%</text:p>
          </table:table-cell>
          <table:table-cell office:value-type="float" office:value="308137" table:style-name="ce38">
            <text:p>308.137</text:p>
          </table:table-cell>
          <table:table-cell office:value-type="percentage" office:value="0.96723534489523655" table:style-name="ce39">
            <text:p>96,7%</text:p>
          </table:table-cell>
          <table:table-cell office:value-type="float" office:value="339729" table:style-name="ce38">
            <text:p>339.729</text:p>
          </table:table-cell>
          <table:table-cell office:value-type="percentage" office:value="0.89126779038499382" table:style-name="ce39">
            <text:p>89,1%</text:p>
          </table:table-cell>
          <table:table-cell office:value-type="float" office:value="302142" table:style-name="ce38">
            <text:p>302.142</text:p>
          </table:table-cell>
          <table:table-cell office:value-type="percentage" office:value="0.83164833954941442" table:style-name="ce39">
            <text:p>83,2%</text:p>
          </table:table-cell>
          <table:table-cell office:value-type="float" office:value="161992" table:style-name="ce38">
            <text:p>161.992</text:p>
          </table:table-cell>
          <table:table-cell office:value-type="percentage" office:value="0.6049375800554927" table:style-name="ce39">
            <text:p>60,5%</text:p>
          </table:table-cell>
          <table:table-cell office:value-type="float" office:value="53939" table:style-name="ce38">
            <text:p>53.939</text:p>
          </table:table-cell>
          <table:table-cell office:value-type="percentage" office:value="0.25562780205302221" table:style-name="ce39">
            <text:p>25,6%</text:p>
          </table:table-cell>
          <table:table-cell office:value-type="float" office:value="3988" table:style-name="ce38">
            <text:p>3.988</text:p>
          </table:table-cell>
          <table:table-cell office:value-type="percentage" office:value="2.4119703402644216E-2" table:style-name="ce39">
            <text:p>2,4%</text:p>
          </table:table-cell>
          <table:table-cell office:value-type="float" office:value="1644071" table:style-name="ce38">
            <text:p>1.644.071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75545949850499916" table:style-name="ce39">
            <text:p>75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567" table:style-name="ce38">
            <text:p>135.567</text:p>
          </table:table-cell>
          <table:table-cell office:value-type="percentage" office:value="1" table:style-name="ce39">
            <text:p>100,0%</text:p>
          </table:table-cell>
          <table:table-cell office:value-type="float" office:value="156376" table:style-name="ce38">
            <text:p>156.376</text:p>
          </table:table-cell>
          <table:table-cell office:value-type="percentage" office:value="0.98287251494333783" table:style-name="ce39">
            <text:p>98,3%</text:p>
          </table:table-cell>
          <table:table-cell office:value-type="float" office:value="208551" table:style-name="ce38">
            <text:p>208.551</text:p>
          </table:table-cell>
          <table:table-cell office:value-type="percentage" office:value="0.9547115050081485" table:style-name="ce39">
            <text:p>95,5%</text:p>
          </table:table-cell>
          <table:table-cell office:value-type="float" office:value="270691" table:style-name="ce38">
            <text:p>270.691</text:p>
          </table:table-cell>
          <table:table-cell office:value-type="percentage" office:value="0.88035891998777149" table:style-name="ce39">
            <text:p>88,0%</text:p>
          </table:table-cell>
          <table:table-cell office:value-type="float" office:value="263588" table:style-name="ce38">
            <text:p>263.588</text:p>
          </table:table-cell>
          <table:table-cell office:value-type="percentage" office:value="0.79728981715340064" table:style-name="ce39">
            <text:p>79,7%</text:p>
          </table:table-cell>
          <table:table-cell office:value-type="float" office:value="164604" table:style-name="ce38">
            <text:p>164.604</text:p>
          </table:table-cell>
          <table:table-cell office:value-type="percentage" office:value="0.61904242556440181" table:style-name="ce39">
            <text:p>61,9%</text:p>
          </table:table-cell>
          <table:table-cell office:value-type="float" office:value="96094" table:style-name="ce38">
            <text:p>96.094</text:p>
          </table:table-cell>
          <table:table-cell office:value-type="percentage" office:value="0.44061827969315281" table:style-name="ce39">
            <text:p>44,1%</text:p>
          </table:table-cell>
          <table:table-cell office:value-type="float" office:value="11654" table:style-name="ce38">
            <text:p>11.654</text:p>
          </table:table-cell>
          <table:table-cell office:value-type="percentage" office:value="6.6987791138803945E-2" table:style-name="ce39">
            <text:p>6,7%</text:p>
          </table:table-cell>
          <table:table-cell office:value-type="float" office:value="1307125" table:style-name="ce38">
            <text:p>1.307.125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7226540040159577" table:style-name="ce39">
            <text:p>72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49901" table:style-name="ce38">
            <text:p>449.901</text:p>
          </table:table-cell>
          <table:table-cell office:value-type="percentage" office:value="1" table:style-name="ce39">
            <text:p>100,0%</text:p>
          </table:table-cell>
          <table:table-cell office:value-type="float" office:value="607004" table:style-name="ce38">
            <text:p>607.004</text:p>
          </table:table-cell>
          <table:table-cell office:value-type="percentage" office:value="0.95547244416740651" table:style-name="ce39">
            <text:p>95,5%</text:p>
          </table:table-cell>
          <table:table-cell office:value-type="float" office:value="761560" table:style-name="ce38">
            <text:p>761.560</text:p>
          </table:table-cell>
          <table:table-cell office:value-type="percentage" office:value="0.90923417830331044" table:style-name="ce39">
            <text:p>90,9%</text:p>
          </table:table-cell>
          <table:table-cell office:value-type="float" office:value="928570" table:style-name="ce38">
            <text:p>928.570</text:p>
          </table:table-cell>
          <table:table-cell office:value-type="percentage" office:value="0.85051017604279255" table:style-name="ce39">
            <text:p>85,1%</text:p>
          </table:table-cell>
          <table:table-cell office:value-type="float" office:value="1019017" table:style-name="ce38">
            <text:p>1.019.017</text:p>
          </table:table-cell>
          <table:table-cell office:value-type="percentage" office:value="0.77388504315533257" table:style-name="ce39">
            <text:p>77,4%</text:p>
          </table:table-cell>
          <table:table-cell office:value-type="float" office:value="550979" table:style-name="ce38">
            <text:p>550.979</text:p>
          </table:table-cell>
          <table:table-cell office:value-type="percentage" office:value="0.52742827276451876" table:style-name="ce39">
            <text:p>52,7%</text:p>
          </table:table-cell>
          <table:table-cell office:value-type="float" office:value="355238" table:style-name="ce38">
            <text:p>355.238</text:p>
          </table:table-cell>
          <table:table-cell office:value-type="percentage" office:value="0.42343924141918027" table:style-name="ce39">
            <text:p>42,3%</text:p>
          </table:table-cell>
          <table:table-cell office:value-type="float" office:value="126680" table:style-name="ce38">
            <text:p>126.680</text:p>
          </table:table-cell>
          <table:table-cell office:value-type="percentage" office:value="0.19306090227168124" table:style-name="ce39">
            <text:p>19,3%</text:p>
          </table:table-cell>
          <table:table-cell office:value-type="float" office:value="4798949" table:style-name="ce38">
            <text:p>4.798.949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69870376625570008" table:style-name="ce39">
            <text:p>69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1892" table:style-name="ce38">
            <text:p>291.892</text:p>
          </table:table-cell>
          <table:table-cell office:value-type="percentage" office:value="1" table:style-name="ce39">
            <text:p>100,0%</text:p>
          </table:table-cell>
          <table:table-cell office:value-type="float" office:value="428912" table:style-name="ce38">
            <text:p>428.912</text:p>
          </table:table-cell>
          <table:table-cell office:value-type="percentage" office:value="0.97955976997318794" table:style-name="ce39">
            <text:p>98,0%</text:p>
          </table:table-cell>
          <table:table-cell office:value-type="float" office:value="538075" table:style-name="ce38">
            <text:p>538.075</text:p>
          </table:table-cell>
          <table:table-cell office:value-type="percentage" office:value="0.92655253406069626" table:style-name="ce39">
            <text:p>92,7%</text:p>
          </table:table-cell>
          <table:table-cell office:value-type="float" office:value="695036" table:style-name="ce38">
            <text:p>695.036</text:p>
          </table:table-cell>
          <table:table-cell office:value-type="percentage" office:value="0.92383967759000651" table:style-name="ce39">
            <text:p>92,4%</text:p>
          </table:table-cell>
          <table:table-cell office:value-type="float" office:value="708992" table:style-name="ce38">
            <text:p>708.992</text:p>
          </table:table-cell>
          <table:table-cell office:value-type="percentage" office:value="0.83255283071156472" table:style-name="ce39">
            <text:p>83,3%</text:p>
          </table:table-cell>
          <table:table-cell office:value-type="float" office:value="365935" table:style-name="ce38">
            <text:p>365.935</text:p>
          </table:table-cell>
          <table:table-cell office:value-type="percentage" office:value="0.56405383200849624" table:style-name="ce39">
            <text:p>56,4%</text:p>
          </table:table-cell>
          <table:table-cell office:value-type="float" office:value="113480" table:style-name="ce38">
            <text:p>113.480</text:p>
          </table:table-cell>
          <table:table-cell office:value-type="percentage" office:value="0.21986879172915141" table:style-name="ce39">
            <text:p>22,0%</text:p>
          </table:table-cell>
          <table:table-cell office:value-type="float" office:value="18593" table:style-name="ce38">
            <text:p>18.593</text:p>
          </table:table-cell>
          <table:table-cell office:value-type="percentage" office:value="4.3796566092935502E-2" table:style-name="ce39">
            <text:p>4,4%</text:p>
          </table:table-cell>
          <table:table-cell office:value-type="float" office:value="3160915" table:style-name="ce38">
            <text:p>3.160.915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70423167505818807" table:style-name="ce39">
            <text:p>70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7003" table:style-name="ce38">
            <text:p>77.003</text:p>
          </table:table-cell>
          <table:table-cell office:value-type="percentage" office:value="1" table:style-name="ce39">
            <text:p>100,0%</text:p>
          </table:table-cell>
          <table:table-cell office:value-type="float" office:value="94979" table:style-name="ce38">
            <text:p>94.979</text:p>
          </table:table-cell>
          <table:table-cell office:value-type="percentage" office:value="1" table:style-name="ce39">
            <text:p>100,0%</text:p>
          </table:table-cell>
          <table:table-cell office:value-type="float" office:value="128773" table:style-name="ce38">
            <text:p>128.773</text:p>
          </table:table-cell>
          <table:table-cell office:value-type="percentage" office:value="1.0277420848064998" table:style-name="ce39">
            <text:p>102,8%</text:p>
          </table:table-cell>
          <table:table-cell office:value-type="float" office:value="157422" table:style-name="ce38">
            <text:p>157.422</text:p>
          </table:table-cell>
          <table:table-cell office:value-type="percentage" office:value="0.93030209909228445" table:style-name="ce39">
            <text:p>93,0%</text:p>
          </table:table-cell>
          <table:table-cell office:value-type="float" office:value="140348" table:style-name="ce38">
            <text:p>140.348</text:p>
          </table:table-cell>
          <table:table-cell office:value-type="percentage" office:value="0.87995786675360832" table:style-name="ce39">
            <text:p>88,0%</text:p>
          </table:table-cell>
          <table:table-cell office:value-type="float" office:value="95899" table:style-name="ce38">
            <text:p>95.899</text:p>
          </table:table-cell>
          <table:table-cell office:value-type="percentage" office:value="0.71845758508829105" table:style-name="ce39">
            <text:p>71,8%</text:p>
          </table:table-cell>
          <table:table-cell office:value-type="float" office:value="36762" table:style-name="ce38">
            <text:p>36.762</text:p>
          </table:table-cell>
          <table:table-cell office:value-type="percentage" office:value="0.3244087539710554" table:style-name="ce39">
            <text:p>32,4%</text:p>
          </table:table-cell>
          <table:table-cell office:value-type="float" office:value="3325" table:style-name="ce38">
            <text:p>3.325</text:p>
          </table:table-cell>
          <table:table-cell office:value-type="percentage" office:value="3.9233038348082595E-2" table:style-name="ce39">
            <text:p>3,9%</text:p>
          </table:table-cell>
          <table:table-cell office:value-type="float" office:value="734511" table:style-name="ce38">
            <text:p>734.511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77038231157381143" table:style-name="ce39">
            <text:p>77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39686" table:style-name="ce38">
            <text:p>239.686</text:p>
          </table:table-cell>
          <table:table-cell office:value-type="percentage" office:value="1" table:style-name="ce39">
            <text:p>100,0%</text:p>
          </table:table-cell>
          <table:table-cell office:value-type="float" office:value="288740" table:style-name="ce38">
            <text:p>288.740</text:p>
          </table:table-cell>
          <table:table-cell office:value-type="percentage" office:value="0.99647296746985459" table:style-name="ce39">
            <text:p>99,6%</text:p>
          </table:table-cell>
          <table:table-cell office:value-type="float" office:value="336991" table:style-name="ce38">
            <text:p>336.991</text:p>
          </table:table-cell>
          <table:table-cell office:value-type="percentage" office:value="0.97135996910012767" table:style-name="ce39">
            <text:p>97,1%</text:p>
          </table:table-cell>
          <table:table-cell office:value-type="float" office:value="380399" table:style-name="ce38">
            <text:p>380.399</text:p>
          </table:table-cell>
          <table:table-cell office:value-type="percentage" office:value="0.93719957919529728" table:style-name="ce39">
            <text:p>93,7%</text:p>
          </table:table-cell>
          <table:table-cell office:value-type="float" office:value="387072" table:style-name="ce38">
            <text:p>387.072</text:p>
          </table:table-cell>
          <table:table-cell office:value-type="percentage" office:value="0.87331602067591563" table:style-name="ce39">
            <text:p>87,3%</text:p>
          </table:table-cell>
          <table:table-cell office:value-type="float" office:value="185893" table:style-name="ce38">
            <text:p>185.893</text:p>
          </table:table-cell>
          <table:table-cell office:value-type="percentage" office:value="0.57479406817394751" table:style-name="ce39">
            <text:p>57,5%</text:p>
          </table:table-cell>
          <table:table-cell office:value-type="float" office:value="32322" table:style-name="ce38">
            <text:p>32.322</text:p>
          </table:table-cell>
          <table:table-cell office:value-type="percentage" office:value="0.13993358761110222" table:style-name="ce39">
            <text:p>14,0%</text:p>
          </table:table-cell>
          <table:table-cell office:value-type="float" office:value="3306" table:style-name="ce38">
            <text:p>3.306</text:p>
          </table:table-cell>
          <table:table-cell office:value-type="percentage" office:value="1.8365952435183075E-2" table:style-name="ce39">
            <text:p>1,8%</text:p>
          </table:table-cell>
          <table:table-cell office:value-type="float" office:value="1854409" table:style-name="ce38">
            <text:p>1.854.409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7555148773862832" table:style-name="ce39">
            <text:p>75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098" table:style-name="ce38">
            <text:p>23.098</text:p>
          </table:table-cell>
          <table:table-cell office:value-type="percentage" office:value="1" table:style-name="ce39">
            <text:p>100,0%</text:p>
          </table:table-cell>
          <table:table-cell office:value-type="float" office:value="28441" table:style-name="ce38">
            <text:p>28.441</text:p>
          </table:table-cell>
          <table:table-cell office:value-type="percentage" office:value="1" table:style-name="ce39">
            <text:p>100,0%</text:p>
          </table:table-cell>
          <table:table-cell office:value-type="float" office:value="36187" table:style-name="ce38">
            <text:p>36.187</text:p>
          </table:table-cell>
          <table:table-cell office:value-type="percentage" office:value="0.95940930059918339" table:style-name="ce39">
            <text:p>95,9%</text:p>
          </table:table-cell>
          <table:table-cell office:value-type="float" office:value="43346" table:style-name="ce38">
            <text:p>43.346</text:p>
          </table:table-cell>
          <table:table-cell office:value-type="percentage" office:value="0.9094075193017791" table:style-name="ce39">
            <text:p>90,9%</text:p>
          </table:table-cell>
          <table:table-cell office:value-type="float" office:value="43595" table:style-name="ce38">
            <text:p>43.595</text:p>
          </table:table-cell>
          <table:table-cell office:value-type="percentage" office:value="0.82337054035167245" table:style-name="ce39">
            <text:p>82,3%</text:p>
          </table:table-cell>
          <table:table-cell office:value-type="float" office:value="22542" table:style-name="ce38">
            <text:p>22.542</text:p>
          </table:table-cell>
          <table:table-cell office:value-type="percentage" office:value="0.57331061318955212" table:style-name="ce39">
            <text:p>57,3%</text:p>
          </table:table-cell>
          <table:table-cell office:value-type="float" office:value="8612" table:style-name="ce38">
            <text:p>8.612</text:p>
          </table:table-cell>
          <table:table-cell office:value-type="percentage" office:value="0.28275001641604836" table:style-name="ce39">
            <text:p>28,3%</text:p>
          </table:table-cell>
          <table:table-cell office:value-type="float" office:value="1725" table:style-name="ce38">
            <text:p>1.725</text:p>
          </table:table-cell>
          <table:table-cell office:value-type="percentage" office:value="6.7562274792417359E-2" table:style-name="ce39">
            <text:p>6,8%</text:p>
          </table:table-cell>
          <table:table-cell office:value-type="float" office:value="207546" table:style-name="ce38">
            <text:p>207.546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73087297954009223" table:style-name="ce39">
            <text:p>73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9220" table:style-name="ce38">
            <text:p>369.220</text:p>
          </table:table-cell>
          <table:table-cell office:value-type="percentage" office:value="1" table:style-name="ce39">
            <text:p>100,0%</text:p>
          </table:table-cell>
          <table:table-cell office:value-type="float" office:value="505764" table:style-name="ce38">
            <text:p>505.764</text:p>
          </table:table-cell>
          <table:table-cell office:value-type="percentage" office:value="0.96138047182848274" table:style-name="ce39">
            <text:p>96,1%</text:p>
          </table:table-cell>
          <table:table-cell office:value-type="float" office:value="664878" table:style-name="ce38">
            <text:p>664.878</text:p>
          </table:table-cell>
          <table:table-cell office:value-type="percentage" office:value="0.9453380594691202" table:style-name="ce39">
            <text:p>94,5%</text:p>
          </table:table-cell>
          <table:table-cell office:value-type="float" office:value="906406" table:style-name="ce38">
            <text:p>906.406</text:p>
          </table:table-cell>
          <table:table-cell office:value-type="percentage" office:value="0.93176587173089986" table:style-name="ce39">
            <text:p>93,2%</text:p>
          </table:table-cell>
          <table:table-cell office:value-type="float" office:value="941584" table:style-name="ce38">
            <text:p>941.584</text:p>
          </table:table-cell>
          <table:table-cell office:value-type="percentage" office:value="0.80755353263503127" table:style-name="ce39">
            <text:p>80,8%</text:p>
          </table:table-cell>
          <table:table-cell office:value-type="float" office:value="563279" table:style-name="ce38">
            <text:p>563.279</text:p>
          </table:table-cell>
          <table:table-cell office:value-type="percentage" office:value="0.59315003580304115" table:style-name="ce39">
            <text:p>59,3%</text:p>
          </table:table-cell>
          <table:table-cell office:value-type="float" office:value="315536" table:style-name="ce38">
            <text:p>315.536</text:p>
          </table:table-cell>
          <table:table-cell office:value-type="percentage" office:value="0.42497861880871413" table:style-name="ce39">
            <text:p>42,5%</text:p>
          </table:table-cell>
          <table:table-cell office:value-type="float" office:value="67921" table:style-name="ce38">
            <text:p>67.921</text:p>
          </table:table-cell>
          <table:table-cell office:value-type="percentage" office:value="0.12270252302444981" table:style-name="ce39">
            <text:p>12,3%</text:p>
          </table:table-cell>
          <table:table-cell office:value-type="float" office:value="4334588" table:style-name="ce38">
            <text:p>4.334.588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72509763819859596" table:style-name="ce39">
            <text:p>72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2488" table:style-name="ce38">
            <text:p>72.488</text:p>
          </table:table-cell>
          <table:table-cell office:value-type="percentage" office:value="1" table:style-name="ce39">
            <text:p>100,0%</text:p>
          </table:table-cell>
          <table:table-cell office:value-type="float" office:value="99838" table:style-name="ce38">
            <text:p>99.838</text:p>
          </table:table-cell>
          <table:table-cell office:value-type="percentage" office:value="0.97025238340508657" table:style-name="ce39">
            <text:p>97,0%</text:p>
          </table:table-cell>
          <table:table-cell office:value-type="float" office:value="133328" table:style-name="ce38">
            <text:p>133.328</text:p>
          </table:table-cell>
          <table:table-cell office:value-type="percentage" office:value="0.90755501705137198" table:style-name="ce39">
            <text:p>90,8%</text:p>
          </table:table-cell>
          <table:table-cell office:value-type="float" office:value="189602" table:style-name="ce38">
            <text:p>189.602</text:p>
          </table:table-cell>
          <table:table-cell office:value-type="percentage" office:value="0.88908166710432535" table:style-name="ce39">
            <text:p>88,9%</text:p>
          </table:table-cell>
          <table:table-cell office:value-type="float" office:value="201474" table:style-name="ce38">
            <text:p>201.474</text:p>
          </table:table-cell>
          <table:table-cell office:value-type="percentage" office:value="0.79271473931467562" table:style-name="ce39">
            <text:p>79,3%</text:p>
          </table:table-cell>
          <table:table-cell office:value-type="float" office:value="120978" table:style-name="ce38">
            <text:p>120.978</text:p>
          </table:table-cell>
          <table:table-cell office:value-type="percentage" office:value="0.57883379664406731" table:style-name="ce39">
            <text:p>57,9%</text:p>
          </table:table-cell>
          <table:table-cell office:value-type="float" office:value="59135" table:style-name="ce38">
            <text:p>59.135</text:p>
          </table:table-cell>
          <table:table-cell office:value-type="percentage" office:value="0.34331312990571733" table:style-name="ce39">
            <text:p>34,3%</text:p>
          </table:table-cell>
          <table:table-cell office:value-type="float" office:value="1881" table:style-name="ce38">
            <text:p>1.881</text:p>
          </table:table-cell>
          <table:table-cell office:value-type="percentage" office:value="1.3256374476722061E-2" table:style-name="ce39">
            <text:p>1,3%</text:p>
          </table:table-cell>
          <table:table-cell office:value-type="float" office:value="878724" table:style-name="ce38">
            <text:p>878.724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67071153627445068" table:style-name="ce39">
            <text:p>67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1949" table:style-name="ce38">
            <text:p>41.949</text:p>
          </table:table-cell>
          <table:table-cell office:value-type="percentage" office:value="1" table:style-name="ce39">
            <text:p>100,0%</text:p>
          </table:table-cell>
          <table:table-cell office:value-type="float" office:value="55548" table:style-name="ce38">
            <text:p>55.548</text:p>
          </table:table-cell>
          <table:table-cell office:value-type="percentage" office:value="0.99562661313449952" table:style-name="ce39">
            <text:p>99,6%</text:p>
          </table:table-cell>
          <table:table-cell office:value-type="float" office:value="69212" table:style-name="ce38">
            <text:p>69.212</text:p>
          </table:table-cell>
          <table:table-cell office:value-type="percentage" office:value="0.93727317046747194" table:style-name="ce39">
            <text:p>93,7%</text:p>
          </table:table-cell>
          <table:table-cell office:value-type="float" office:value="87824" table:style-name="ce38">
            <text:p>87.824</text:p>
          </table:table-cell>
          <table:table-cell office:value-type="percentage" office:value="0.90826731751711587" table:style-name="ce39">
            <text:p>90,8%</text:p>
          </table:table-cell>
          <table:table-cell office:value-type="float" office:value="88616" table:style-name="ce38">
            <text:p>88.616</text:p>
          </table:table-cell>
          <table:table-cell office:value-type="percentage" office:value="0.82050332401251824" table:style-name="ce39">
            <text:p>82,1%</text:p>
          </table:table-cell>
          <table:table-cell office:value-type="float" office:value="51772" table:style-name="ce38">
            <text:p>51.772</text:p>
          </table:table-cell>
          <table:table-cell office:value-type="percentage" office:value="0.63648098744790449" table:style-name="ce39">
            <text:p>63,6%</text:p>
          </table:table-cell>
          <table:table-cell office:value-type="float" office:value="31122" table:style-name="ce38">
            <text:p>31.122</text:p>
          </table:table-cell>
          <table:table-cell office:value-type="percentage" office:value="0.45682328592188121" table:style-name="ce39">
            <text:p>45,7%</text:p>
          </table:table-cell>
          <table:table-cell office:value-type="float" office:value="6715" table:style-name="ce38">
            <text:p>6.715</text:p>
          </table:table-cell>
          <table:table-cell office:value-type="percentage" office:value="0.11908562105412498" table:style-name="ce39">
            <text:p>11,9%</text:p>
          </table:table-cell>
          <table:table-cell office:value-type="float" office:value="432758" table:style-name="ce38">
            <text:p>432.758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7443967014934102" table:style-name="ce39">
            <text:p>74,4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1418" table:style-name="ce38">
            <text:p>161.418</text:p>
          </table:table-cell>
          <table:table-cell office:value-type="percentage" office:value="1.0219563152896487" table:style-name="ce39">
            <text:p>102,2%</text:p>
          </table:table-cell>
          <table:table-cell office:value-type="float" office:value="211494" table:style-name="ce38">
            <text:p>211.494</text:p>
          </table:table-cell>
          <table:table-cell office:value-type="percentage" office:value="0.99255212806397564" table:style-name="ce39">
            <text:p>99,3%</text:p>
          </table:table-cell>
          <table:table-cell office:value-type="float" office:value="269178" table:style-name="ce38">
            <text:p>269.178</text:p>
          </table:table-cell>
          <table:table-cell office:value-type="percentage" office:value="0.96094159982007643" table:style-name="ce39">
            <text:p>96,1%</text:p>
          </table:table-cell>
          <table:table-cell office:value-type="float" office:value="310108" table:style-name="ce38">
            <text:p>310.108</text:p>
          </table:table-cell>
          <table:table-cell office:value-type="percentage" office:value="0.91214405680384258" table:style-name="ce39">
            <text:p>91,2%</text:p>
          </table:table-cell>
          <table:table-cell office:value-type="float" office:value="299735" table:style-name="ce38">
            <text:p>299.735</text:p>
          </table:table-cell>
          <table:table-cell office:value-type="percentage" office:value="0.8276931403655563" table:style-name="ce39">
            <text:p>82,8%</text:p>
          </table:table-cell>
          <table:table-cell office:value-type="float" office:value="148033" table:style-name="ce38">
            <text:p>148.033</text:p>
          </table:table-cell>
          <table:table-cell office:value-type="percentage" office:value="0.56817108884138123" table:style-name="ce39">
            <text:p>56,8%</text:p>
          </table:table-cell>
          <table:table-cell office:value-type="float" office:value="54310" table:style-name="ce38">
            <text:p>54.310</text:p>
          </table:table-cell>
          <table:table-cell office:value-type="percentage" office:value="0.26948306489227625" table:style-name="ce39">
            <text:p>26,9%</text:p>
          </table:table-cell>
          <table:table-cell office:value-type="float" office:value="13803" table:style-name="ce38">
            <text:p>13.803</text:p>
          </table:table-cell>
          <table:table-cell office:value-type="percentage" office:value="8.1865414042204904E-2" table:style-name="ce39">
            <text:p>8,2%</text:p>
          </table:table-cell>
          <table:table-cell office:value-type="float" office:value="1468079" table:style-name="ce38">
            <text:p>1.468.079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73998043290558246" table:style-name="ce39">
            <text:p>74,0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51" table:style-name="ce38">
            <text:p>2.351</text:p>
          </table:table-cell>
          <table:table-cell office:value-type="percentage" office:value="0.90249520153550866" table:style-name="ce39">
            <text:p>90,2%</text:p>
          </table:table-cell>
          <table:table-cell office:value-type="float" office:value="3807" table:style-name="ce38">
            <text:p>3.807</text:p>
          </table:table-cell>
          <table:table-cell office:value-type="percentage" office:value="0.88165817508105604" table:style-name="ce39">
            <text:p>88,2%</text:p>
          </table:table-cell>
          <table:table-cell office:value-type="float" office:value="7120" table:style-name="ce38">
            <text:p>7.120</text:p>
          </table:table-cell>
          <table:table-cell office:value-type="percentage" office:value="0.90619829451444567" table:style-name="ce39">
            <text:p>90,6%</text:p>
          </table:table-cell>
          <table:table-cell office:value-type="float" office:value="9859" table:style-name="ce38">
            <text:p>9.859</text:p>
          </table:table-cell>
          <table:table-cell office:value-type="percentage" office:value="0.85314987885081339" table:style-name="ce39">
            <text:p>85,3%</text:p>
          </table:table-cell>
          <table:table-cell office:value-type="float" office:value="9891" table:style-name="ce38">
            <text:p>9.891</text:p>
          </table:table-cell>
          <table:table-cell office:value-type="percentage" office:value="0.78239202657807305" table:style-name="ce39">
            <text:p>78,2%</text:p>
          </table:table-cell>
          <table:table-cell office:value-type="float" office:value="7383" table:style-name="ce38">
            <text:p>7.383</text:p>
          </table:table-cell>
          <table:table-cell office:value-type="percentage" office:value="0.62073314276105596" table:style-name="ce39">
            <text:p>62,1%</text:p>
          </table:table-cell>
          <table:table-cell office:value-type="float" office:value="6357" table:style-name="ce38">
            <text:p>6.357</text:p>
          </table:table-cell>
          <table:table-cell office:value-type="percentage" office:value="0.57964803501413331" table:style-name="ce39">
            <text:p>58,0%</text:p>
          </table:table-cell>
          <table:table-cell office:value-type="float" office:value="2815" table:style-name="ce38">
            <text:p>2.815</text:p>
          </table:table-cell>
          <table:table-cell office:value-type="percentage" office:value="0.30845934692088539" table:style-name="ce39">
            <text:p>30,8%</text:p>
          </table:table-cell>
          <table:table-cell office:value-type="float" office:value="49583" table:style-name="ce38">
            <text:p>49.583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69869654054815755" table:style-name="ce39">
            <text:p>69,9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38" table:style-name="ce38">
            <text:p>1.938</text:p>
          </table:table-cell>
          <table:table-cell office:value-type="percentage" office:value="0.82503192848020435" table:style-name="ce39">
            <text:p>82,5%</text:p>
          </table:table-cell>
          <table:table-cell office:value-type="float" office:value="3195" table:style-name="ce38">
            <text:p>3.195</text:p>
          </table:table-cell>
          <table:table-cell office:value-type="percentage" office:value="0.85245464247598723" table:style-name="ce39">
            <text:p>85,2%</text:p>
          </table:table-cell>
          <table:table-cell office:value-type="float" office:value="6811" table:style-name="ce38">
            <text:p>6.811</text:p>
          </table:table-cell>
          <table:table-cell office:value-type="percentage" office:value="0.87019292193688513" table:style-name="ce39">
            <text:p>87,0%</text:p>
          </table:table-cell>
          <table:table-cell office:value-type="float" office:value="9144" table:style-name="ce38">
            <text:p>9.144</text:p>
          </table:table-cell>
          <table:table-cell office:value-type="percentage" office:value="0.80927515709354814" table:style-name="ce39">
            <text:p>80,9%</text:p>
          </table:table-cell>
          <table:table-cell office:value-type="float" office:value="9270" table:style-name="ce38">
            <text:p>9.270</text:p>
          </table:table-cell>
          <table:table-cell office:value-type="percentage" office:value="0.77237127145475759" table:style-name="ce39">
            <text:p>77,2%</text:p>
          </table:table-cell>
          <table:table-cell office:value-type="float" office:value="7340" table:style-name="ce38">
            <text:p>7.340</text:p>
          </table:table-cell>
          <table:table-cell office:value-type="percentage" office:value="0.60496167477128493" table:style-name="ce39">
            <text:p>60,5%</text:p>
          </table:table-cell>
          <table:table-cell office:value-type="float" office:value="6448" table:style-name="ce38">
            <text:p>6.448</text:p>
          </table:table-cell>
          <table:table-cell office:value-type="percentage" office:value="0.53755731554814501" table:style-name="ce39">
            <text:p>53,8%</text:p>
          </table:table-cell>
          <table:table-cell office:value-type="float" office:value="3004" table:style-name="ce38">
            <text:p>3.004</text:p>
          </table:table-cell>
          <table:table-cell office:value-type="percentage" office:value="0.31376645080426152" table:style-name="ce39">
            <text:p>31,4%</text:p>
          </table:table-cell>
          <table:table-cell office:value-type="float" office:value="47150" table:style-name="ce38">
            <text:p>47.150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66476800090233623" table:style-name="ce39">
            <text:p>66,5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22" table:style-name="ce38">
            <text:p>22</text:p>
          </table:table-cell>
          <table:table-cell office:value-type="string" table:style-name="ce39">
            <text:p>-</text:p>
          </table:table-cell>
          <table:table-cell office:value-type="float" office:value="17" table:style-name="ce38">
            <text:p>17</text:p>
          </table:table-cell>
          <table:table-cell office:value-type="string" table:style-name="ce39">
            <text:p>-</text:p>
          </table:table-cell>
          <table:table-cell office:value-type="float" office:value="3277" table:style-name="ce38">
            <text:p>3.277</text:p>
          </table:table-cell>
          <table:table-cell office:value-type="string" table:style-name="ce39">
            <text:p>-</text:p>
          </table:table-cell>
          <table:table-cell office:value-type="float" office:value="8617" table:style-name="ce38">
            <text:p>8.617</text:p>
          </table:table-cell>
          <table:table-cell office:value-type="string" table:style-name="ce39">
            <text:p>-</text:p>
          </table:table-cell>
          <table:table-cell office:value-type="float" office:value="19663" table:style-name="ce38">
            <text:p>19.663</text:p>
          </table:table-cell>
          <table:table-cell office:value-type="string" table:style-name="ce39">
            <text:p>-</text:p>
          </table:table-cell>
          <table:table-cell office:value-type="float" office:value="27336" table:style-name="ce38">
            <text:p>27.336</text:p>
          </table:table-cell>
          <table:table-cell office:value-type="string" table:style-name="ce39">
            <text:p>-</text:p>
          </table:table-cell>
          <table:table-cell office:value-type="float" office:value="19950" table:style-name="ce38">
            <text:p>19.950</text:p>
          </table:table-cell>
          <table:table-cell office:value-type="string" table:style-name="ce39">
            <text:p>-</text:p>
          </table:table-cell>
          <table:table-cell office:value-type="float" office:value="716" table:style-name="ce38">
            <text:p>716</text:p>
          </table:table-cell>
          <table:table-cell office:value-type="string" table:style-name="ce39">
            <text:p>-</text:p>
          </table:table-cell>
          <table:table-cell office:value-type="float" office:value="79598" table:style-name="ce38">
            <text:p>79.598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16" table:style-name="ce41">
            <text:p>16</text:p>
          </table:table-cell>
          <table:table-cell office:value-type="string" table:style-name="ce42">
            <text:p>-</text:p>
          </table:table-cell>
          <table:table-cell office:value-type="float" office:value="19" table:style-name="ce41">
            <text:p>19</text:p>
          </table:table-cell>
          <table:table-cell office:value-type="string" table:style-name="ce42">
            <text:p>-</text:p>
          </table:table-cell>
          <table:table-cell office:value-type="float" office:value="146" table:style-name="ce41">
            <text:p>146</text:p>
          </table:table-cell>
          <table:table-cell office:value-type="string" table:style-name="ce42">
            <text:p>-</text:p>
          </table:table-cell>
          <table:table-cell office:value-type="float" office:value="435" table:style-name="ce41">
            <text:p>435</text:p>
          </table:table-cell>
          <table:table-cell office:value-type="string" table:style-name="ce42">
            <text:p>-</text:p>
          </table:table-cell>
          <table:table-cell office:value-type="float" office:value="794" table:style-name="ce41">
            <text:p>794</text:p>
          </table:table-cell>
          <table:table-cell office:value-type="string" table:style-name="ce42">
            <text:p>-</text:p>
          </table:table-cell>
          <table:table-cell office:value-type="float" office:value="834" table:style-name="ce41">
            <text:p>834</text:p>
          </table:table-cell>
          <table:table-cell office:value-type="string" table:style-name="ce42">
            <text:p>-</text:p>
          </table:table-cell>
          <table:table-cell office:value-type="float" office:value="738" table:style-name="ce41">
            <text:p>738</text:p>
          </table:table-cell>
          <table:table-cell office:value-type="string" table:style-name="ce42">
            <text:p>-</text:p>
          </table:table-cell>
          <table:table-cell office:value-type="float" office:value="65" table:style-name="ce41">
            <text:p>65</text:p>
          </table:table-cell>
          <table:table-cell office:value-type="string" table:style-name="ce42">
            <text:p>-</text:p>
          </table:table-cell>
          <table:table-cell office:value-type="float" office:value="3047" table:style-name="ce41">
            <text:p>3.047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style-name="ce43"/>
          <table:table-cell table:number-columns-repeated="20" table:style-name="ce21"/>
          <table:table-cell table:number-columns-repeated="16343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888793" table:style-name="ce45">
            <text:p>2.888.793</text:p>
          </table:table-cell>
          <table:table-cell office:value-type="percentage" office:value="1" table:style-name="ce46">
            <text:p>100,0%</text:p>
          </table:table-cell>
          <table:table-cell office:value-type="float" office:value="3890330" table:style-name="ce45">
            <text:p>3.890.330</text:p>
          </table:table-cell>
          <table:table-cell office:value-type="percentage" office:value="0.98239540207245124" table:style-name="ce46">
            <text:p>98,2%</text:p>
          </table:table-cell>
          <table:table-cell office:value-type="float" office:value="5011651" table:style-name="ce45">
            <text:p>5.011.651</text:p>
          </table:table-cell>
          <table:table-cell office:value-type="percentage" office:value="0.93904143649617966" table:style-name="ce46">
            <text:p>93,9%</text:p>
          </table:table-cell>
          <table:table-cell office:value-type="float" office:value="6308997" table:style-name="ce45">
            <text:p>6.308.997</text:p>
          </table:table-cell>
          <table:table-cell office:value-type="percentage" office:value="0.89701727750790317" table:style-name="ce46">
            <text:p>89,7%</text:p>
          </table:table-cell>
          <table:table-cell office:value-type="float" office:value="6388410" table:style-name="ce45">
            <text:p>6.388.410</text:p>
          </table:table-cell>
          <table:table-cell office:value-type="percentage" office:value="0.80950619616441855" table:style-name="ce46">
            <text:p>81,0%</text:p>
          </table:table-cell>
          <table:table-cell office:value-type="float" office:value="3642815" table:style-name="ce45">
            <text:p>3.642.815</text:p>
          </table:table-cell>
          <table:table-cell office:value-type="percentage" office:value="0.58468368739550236" table:style-name="ce46">
            <text:p>58,5%</text:p>
          </table:table-cell>
          <table:table-cell office:value-type="float" office:value="1767890" table:style-name="ce45">
            <text:p>1.767.890</text:p>
          </table:table-cell>
          <table:table-cell office:value-type="percentage" office:value="0.35753664574165156" table:style-name="ce46">
            <text:p>35,8%</text:p>
          </table:table-cell>
          <table:table-cell office:value-type="float" office:value="362446" table:style-name="ce45">
            <text:p>362.446</text:p>
          </table:table-cell>
          <table:table-cell office:value-type="percentage" office:value="9.3205262651702911E-2" table:style-name="ce46">
            <text:p>9,3%</text:p>
          </table:table-cell>
          <table:table-cell office:value-type="float" office:value="30261332" table:style-name="ce45">
            <text:p>30.261.332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71845812662051056" table:style-name="ce46">
            <text:p>71,8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Ballesteros Sanz. Teresa</dc:creator>
    <meta:creation-date>2021-08-18T15:24:02Z</meta:creation-date>
    <dc:date>2021-08-18T15:25:25Z</dc:date>
  </office:meta>
</office:document-meta>
</file>